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2" svg:font-family="'Liberation Sans'"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042cm" fo:min-width="4.405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0.906cm" fo:min-width="2.602cm" fo:wrap-option="no-wrap"/>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1.38cm" fo:min-width="2.602cm" fo:wrap-option="no-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5.76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889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5.665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62cm" fo:min-width="6.60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945cm" fo:min-width="16.478cm"/>
      <style:paragraph-properties style:writing-mode="lr-tb"/>
    </style:style>
    <style:style style:name="gr10" style:family="graphic" style:parent-style-name="standard">
      <style:graphic-properties svg:stroke-width="0.053cm" svg:stroke-color="#000000" draw:marker-start="Arrowheads_20_1" draw:marker-start-width="0.279cm" draw:marker-end-width="0.279cm" draw:textarea-vertical-align="middle" fo:padding-top="0.151cm" fo:padding-bottom="0.151cm" fo:padding-left="0.276cm" fo:padding-right="0.276cm"/>
    </style:style>
    <style:style style:name="gr11" style:family="graphic" style:parent-style-name="standard">
      <style:graphic-properties draw:stroke="none" svg:stroke-color="#000000" draw:fill="none" draw:fill-color="#ffffff" draw:textarea-horizontal-align="left" draw:auto-grow-height="true" draw:auto-grow-width="true" fo:min-height="3.595cm" fo:min-width="5.082cm"/>
      <style:paragraph-properties style:writing-mode="lr-tb"/>
    </style:style>
    <style:style style:name="gr1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2cm" fo:min-width="1.405cm" fo:padding-top="0.151cm" fo:padding-bottom="0.151cm" fo:padding-left="0.276cm" fo:padding-right="0.276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21cm" fo:min-width="0.38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3.595cm" fo:min-width="15.496cm"/>
      <style:paragraph-properties style:writing-mode="lr-tb"/>
    </style:style>
    <style:style style:name="gr1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968cm" fo:min-width="1.353cm" fo:padding-top="0.151cm" fo:padding-bottom="0.151cm" fo:padding-left="0.276cm" fo:padding-right="0.27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3.595cm" fo:min-width="14.48cm"/>
      <style:paragraph-properties style:writing-mode="lr-tb"/>
    </style:style>
    <style:style style:name="gr17" style:family="graphic" style:parent-style-name="objectwithoutfill">
      <style:graphic-properties svg:stroke-color="#999999"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441cm" fo:min-width="11.432cm"/>
      <style:paragraph-properties style:writing-mode="lr-tb"/>
    </style:style>
    <style:style style:name="gr19" style:family="graphic" style:parent-style-name="objectwithoutfill">
      <style:graphic-properties svg:stroke-color="#000000"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712cm" fo:min-width="0.506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21cm" fo:min-width="1.52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3.45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2.161cm" fo:min-width="20.95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21cm" fo:min-width="11.43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5.041cm" fo:min-width="15.623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21cm" fo:min-width="9.908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5.041cm" fo:min-width="20.957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21cm" fo:min-width="14.099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3.601cm" fo:min-width="20.957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21cm" fo:min-width="2.288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12.782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556cm" fo:min-width="9.98cm"/>
      <style:paragraph-properties style:writing-mode="lr-tb"/>
    </style:style>
    <style:style style:name="gr33" style:family="graphic" style:parent-style-name="standard">
      <style:graphic-properties draw:stroke="none" draw:fill="none" fo:min-height="0.72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0.658cm"/>
      <style:paragraph-properties style:writing-mode="lr-tb"/>
    </style:style>
    <style:style style:name="gr35" style:family="graphic" style:parent-style-name="objectwithoutfill">
      <style:graphic-properties svg:stroke-width="0.035cm" svg:stroke-color="#000000" draw:marker-start-width="0.252cm" draw:marker-end="Arrowheads_20_2" draw:marker-end-width="0.352cm" draw:fill="none" draw:textarea-vertical-align="middle" fo:padding-top="0.142cm" fo:padding-bottom="0.142cm" fo:padding-left="0.267cm" fo:padding-right="0.267cm"/>
    </style:style>
    <style:style style:name="gr36" style:family="graphic" style:parent-style-name="standard">
      <style:graphic-properties draw:stroke="none" draw:fill="none" fo:min-height="1.441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21cm" fo:min-width="0.764cm"/>
      <style:paragraph-properties style:writing-mode="lr-tb"/>
    </style:style>
    <style:style style:name="gr38" style:family="graphic" style:parent-style-name="objectwithoutfill">
      <style:graphic-properties svg:stroke-width="0.035cm" svg:stroke-color="#000000" draw:marker-start-width="0.252cm" draw:marker-end="Arrowheads_20_3" draw:marker-end-width="0.352cm" draw:fill="none" draw:textarea-vertical-align="middle" fo:padding-top="0.142cm" fo:padding-bottom="0.142cm" fo:padding-left="0.267cm" fo:padding-right="0.267cm"/>
    </style:style>
    <style:style style:name="gr39" style:family="graphic" style:parent-style-name="standard">
      <style:graphic-properties draw:stroke="none" svg:stroke-color="#000000" draw:fill="none" draw:fill-color="#ffffff" draw:textarea-horizontal-align="left" draw:auto-grow-height="true" draw:auto-grow-width="true" fo:min-height="0.556cm" fo:min-width="9.658cm"/>
      <style:paragraph-properties style:writing-mode="lr-tb"/>
    </style:style>
    <style:style style:name="gr40" style:family="graphic" style:parent-style-name="standard">
      <style:graphic-properties draw:stroke="none" draw:fill="none" fo:min-height="2.161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2.881cm" fo:min-width="20.957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21cm" fo:min-width="13.337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2.863cm" fo:min-width="17.473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21cm" fo:min-width="17.613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8.37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962cm" fo:min-width="10.29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805cm" fo:min-width="18.382cm"/>
      <style:paragraph-properties style:writing-mode="lr-tb"/>
    </style:style>
    <style:style style:name="gr48" style:family="graphic" style:parent-style-name="standard">
      <style:graphic-properties draw:stroke="none" svg:stroke-color="#000000" draw:fill="none" draw:fill-color="#ffffff" draw:textarea-horizontal-align="left" draw:auto-grow-height="false" draw:auto-grow-width="false" draw:fit-to-size="false" style:shrink-to-fit="true" fo:min-height="1.805cm" fo:min-width="21.12cm"/>
      <style:paragraph-properties style:writing-mode="lr-tb"/>
    </style:style>
    <style:style style:name="gr49" style:family="graphic" style:parent-style-name="objectwithoutfill">
      <style:graphic-properties svg:stroke-color="#808080"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0.721cm" fo:min-width="3.05cm"/>
      <style:paragraph-properties style:writing-mode="lr-tb"/>
    </style:style>
    <style:style style:name="gr51" style:family="graphic" style:parent-style-name="standard">
      <style:graphic-properties draw:stroke="none" svg:stroke-color="#000000" draw:fill="none" draw:fill-color="#ffffff" draw:textarea-horizontal-align="left" draw:auto-grow-height="false" draw:auto-grow-width="false" draw:fit-to-size="false" style:shrink-to-fit="true" fo:min-height="1.805cm" fo:min-width="20.485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985cm" fo:min-width="23.875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2.881cm" fo:min-width="5.717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805cm" fo:min-width="22.15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2.161cm" fo:min-width="20.195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628cm" fo:min-width="15.229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7.174cm" fo:min-width="0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2.845cm" fo:min-width="19.251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0.768cm" fo:min-width="0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19.522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721cm" fo:min-width="14.861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21cm" fo:min-width="9.527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21cm" fo:min-width="11.051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16.491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5.032cm" fo:min-width="17.147cm"/>
      <style:paragraph-properties style:writing-mode="lr-tb"/>
    </style:style>
    <style:style style:name="gr6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892cm" fo:min-width="1.879cm" fo:padding-top="0.142cm" fo:padding-bottom="0.142cm" fo:padding-left="0.267cm" fo:padding-right="0.267cm" fo:wrap-option="no-wrap"/>
      <style:paragraph-properties style:writing-mode="lr-tb"/>
    </style:style>
    <style:style style:name="gr70"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71" style:family="graphic" style:parent-style-name="standard">
      <style:graphic-properties draw:stroke="none" svg:stroke-color="#000000" draw:fill="none" draw:fill-color="#ffffff" draw:textarea-horizontal-align="left" draw:auto-grow-height="true" draw:auto-grow-width="true" fo:min-height="7.404cm" fo:min-width="16.512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5.032cm" fo:min-width="17.909cm"/>
      <style:paragraph-properties style:writing-mode="lr-tb"/>
    </style:style>
    <style:style style:name="gr7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892cm" fo:min-width="4.295cm" fo:padding-top="0.142cm" fo:padding-bottom="0.142cm" fo:padding-left="0.267cm" fo:padding-right="0.267cm" fo:wrap-option="no-wrap"/>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3.601cm" fo:min-width="21.338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6.472cm" fo:min-width="19.814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99cm" fo:min-width="22.693cm"/>
      <style:paragraph-properties style:writing-mode="lr-tb"/>
    </style:style>
    <style:style style:name="gr77" style:family="graphic" style:parent-style-name="standard">
      <style:graphic-properties svg:stroke-width="0.053cm" svg:stroke-color="#000000" draw:marker-start-width="0.279cm" draw:marker-end-width="0.279cm" draw:fill="none" draw:textarea-vertical-align="middle" draw:auto-grow-height="false" fo:min-height="1.171cm" fo:min-width="0.346cm" fo:padding-top="0.151cm" fo:padding-bottom="0.151cm" fo:padding-left="0.276cm" fo:padding-right="0.276cm"/>
    </style:style>
    <style:style style:name="gr7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305cm" fo:min-width="2.407cm" fo:padding-top="0.142cm" fo:padding-bottom="0.142cm" fo:padding-left="0.267cm" fo:padding-right="0.267cm" fo:wrap-option="no-wrap"/>
      <style:paragraph-properties style:writing-mode="lr-tb"/>
    </style:style>
    <style:style style:name="gr7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339cm" fo:min-width="3.617cm" fo:padding-top="0.142cm" fo:padding-bottom="0.142cm" fo:padding-left="0.267cm" fo:padding-right="0.267cm" fo:wrap-option="no-wrap"/>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6.481cm" fo:min-width="19.089cm"/>
      <style:paragraph-properties style:writing-mode="lr-tb"/>
    </style:style>
    <style:style style:name="gr8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26cm" fo:min-width="3.028cm" fo:padding-top="0.142cm" fo:padding-bottom="0.142cm" fo:padding-left="0.267cm" fo:padding-right="0.267cm" fo:wrap-option="no-wrap"/>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2.391cm" style:use-optimal-column-width="false"/>
    </style:style>
    <style:style style:name="co4" style:family="table-column">
      <style:table-column-properties style:column-width="7.679cm" style:use-optimal-column-width="false"/>
    </style:style>
    <style:style style:name="ro1" style:family="table-row">
      <style:table-row-properties style:row-height="1.999cm" style:use-optimal-row-height="false"/>
    </style:style>
    <style:style style:name="ro2" style:family="table-row">
      <style:table-row-properties style:row-height="2.002cm" style:use-optimal-row-height="false"/>
    </style:style>
    <style:style style:name="ce1" style:family="table-cell">
      <loext:graphic-properties draw:fill-color="#ffffff" draw:textarea-vertical-align="middle"/>
      <style:paragraph-properties fo:margin-left="0cm" fo:margin-right="0cm" fo:text-align="center" fo:text-indent="0cm" fo:border="0.03pt solid #000000"/>
      <style:text-properties fo:font-size="24pt" style:font-size-asian="24pt" style:font-size-complex="24pt"/>
    </style:style>
    <style:style style:name="ce2" style:family="table-cell">
      <loext:graphic-properties draw:fill-color="#ffffff" draw:textarea-vertical-align="middle"/>
      <style:paragraph-properties fo:border="0.03pt solid #000000"/>
      <style:text-properties fo:font-size="24pt" style:font-size-asian="24pt" style:font-size-complex="24pt"/>
    </style:style>
    <style:style style:name="ce3" style:family="table-cell">
      <loext:graphic-properties draw:fill-color="#ffffff" draw:textarea-vertical-align="middle"/>
      <style:paragraph-properties fo:border="0.03pt solid #000000"/>
      <style:text-properties style:font-name="Liberation Mono1" fo:font-size="24pt" style:font-size-asian="24pt" style:font-size-complex="24pt"/>
    </style:style>
    <style:style style:name="ce4" style:family="table-cell">
      <loext:graphic-properties draw:fill-color="#ffffff" draw:textarea-vertical-align="middle"/>
      <style:paragraph-properties fo:border="0.03pt solid #000000"/>
    </style:style>
    <style:style style:name="ce5" style:family="table-cell">
      <loext:graphic-properties draw:fill-color="#ffffff" draw:textarea-vertical-align="middle"/>
      <style:paragraph-properties fo:border="0.03pt solid #000000"/>
      <style:text-properties style:font-name="Liberation Mono1" fo:font-size="26pt" style:font-size-asian="26pt" style:font-size-complex="26pt"/>
    </style:style>
    <style:style style:name="ce6" style:family="table-cell">
      <loext:graphic-properties draw:fill-color="#ffffff" draw:textarea-vertical-align="middle"/>
      <style:paragraph-properties fo:text-align="center" fo:border="0.03pt solid #000000"/>
      <style:text-properties style:font-name="Liberation Mono1" fo:font-size="24pt" style:font-size-asian="24pt" style:font-size-complex="24pt"/>
    </style:style>
    <style:style style:name="ce7" style:family="table-cell">
      <loext:graphic-properties draw:fill-color="#ffffff" draw:textarea-vertical-align="middle"/>
      <style:paragraph-properties fo:border="0.03pt solid #000000"/>
      <style:text-properties style:font-name="Liberation Sans1" fo:font-size="18pt" style:font-size-asian="18pt" style:font-size-complex="18pt"/>
    </style:style>
    <style:style style:name="ce8" style:family="table-cell">
      <loext:graphic-properties draw:fill-color="#ffffff" draw:textarea-vertical-align="middle"/>
      <style:paragraph-properties fo:text-align="start" fo:border="0.03pt solid #000000"/>
      <style:text-properties style:font-name="Liberation Mono1" fo:font-size="26pt" style:font-size-asian="26pt" style:font-size-complex="26pt"/>
    </style:style>
    <style:style style:name="ce9" style:family="table-cell">
      <loext:graphic-properties draw:fill-color="#ffffff" draw:textarea-vertical-align="middle"/>
      <style:paragraph-properties fo:text-align="center" fo:border="0.03pt solid #000000"/>
      <style:text-properties style:font-name="Liberation Mono1" fo:font-size="26pt" style:font-size-asian="26pt" style:font-size-complex="26pt"/>
    </style:style>
    <style:style style:name="P1" style:family="paragraph">
      <style:paragraph-properties style:writing-mode="lr-tb"/>
      <style:text-properties fo:font-size="36pt" style:font-size-asian="36pt" style:font-size-complex="36pt"/>
    </style:style>
    <style:style style:name="P2" style:family="paragraph">
      <loext:graphic-properties draw:fill-color="#ffffff"/>
      <style:paragraph-properties style:writing-mode="lr-tb"/>
    </style:style>
    <style:style style:name="P3" style:family="paragraph">
      <style:paragraph-properties fo:margin-left="0cm" fo:margin-right="0cm" fo:text-indent="0cm"/>
    </style:style>
    <style:style style:name="P4" style:family="paragraph">
      <style:paragraph-properties style:writing-mode="lr-tb"/>
      <style:text-properties fo:font-size="40pt" style:font-size-asian="40pt" style:font-size-complex="40pt"/>
    </style:style>
    <style:style style:name="P5" style:family="paragraph">
      <style:paragraph-properties style:writing-mode="lr-tb"/>
    </style:style>
    <style:style style:name="P6" style:family="paragraph">
      <loext:graphic-properties draw:fill="none" draw:fill-color="#ffffff"/>
      <style:paragraph-properties style:writing-mode="lr-tb"/>
      <style:text-properties style:font-name="Liberation Mono1" fo:font-size="26pt" style:font-size-asian="26pt" style:font-size-complex="26pt"/>
    </style:style>
    <style:style style:name="P7" style:family="paragraph">
      <style:paragraph-properties fo:text-align="center" style:writing-mode="lr-tb"/>
    </style:style>
    <style:style style:name="P8" style:family="paragraph">
      <loext:graphic-properties draw:fill-color="#ffffff"/>
      <style:paragraph-properties fo:text-align="center" style:writing-mode="lr-tb"/>
    </style:style>
    <style:style style:name="P9" style:family="paragraph">
      <style:paragraph-properties fo:margin-left="0cm" fo:margin-right="0cm" fo:text-align="center" fo:text-indent="0cm"/>
    </style:style>
    <style:style style:name="P10" style:family="paragraph">
      <style:text-properties fo:font-size="24pt" style:font-size-asian="24pt" style:font-size-complex="24pt"/>
    </style:style>
    <style:style style:name="P11" style:family="paragraph">
      <style:paragraph-properties fo:text-align="center"/>
      <style:text-properties style:font-name="Liberation Mono1" fo:font-size="24pt" style:font-size-asian="24pt" style:font-size-complex="24pt"/>
    </style:style>
    <style:style style:name="P12" style:family="paragraph">
      <style:paragraph-properties fo:text-align="center"/>
      <style:text-properties style:font-name="Liberation Mono1" fo:font-size="26pt" style:font-size-asian="26pt" style:font-size-complex="26pt"/>
    </style:style>
    <style:style style:name="P13" style:family="paragraph">
      <style:paragraph-properties fo:margin-left="0cm" fo:margin-right="0cm" fo:text-indent="0cm" style:writing-mode="lr-tb"/>
      <style:text-properties fo:font-size="40pt" style:font-size-asian="40pt" style:font-size-complex="40pt"/>
    </style:style>
    <style:style style:name="P14" style:family="paragraph">
      <loext:graphic-properties draw:fill-color="#ffffff"/>
      <style:paragraph-properties style:writing-mode="lr-tb"/>
      <style:text-properties fo:font-size="20pt"/>
    </style:style>
    <style:style style:name="P15" style:family="paragraph">
      <loext:graphic-properties draw:fill="none" draw:fill-color="#ffffff"/>
      <style:paragraph-properties style:writing-mode="lr-tb"/>
      <style:text-properties style:font-name="Liberation Mono1"/>
    </style:style>
    <style:style style:name="P16" style:family="paragraph">
      <loext:graphic-properties draw:fill="none" draw:fill-color="#ffffff"/>
      <style:paragraph-properties style:writing-mode="lr-tb"/>
      <style:text-properties fo:font-size="24pt" style:font-size-asian="24pt" style:font-size-complex="24pt"/>
    </style:style>
    <style:style style:name="P17" style:family="paragraph">
      <loext:graphic-properties draw:fill-color="#ffffff"/>
    </style:style>
    <style:style style:name="P18" style:family="paragraph">
      <loext:graphic-properties draw:fill="none" draw:fill-color="#ffffff"/>
      <style:paragraph-properties style:writing-mode="lr-tb"/>
      <style:text-properties style:font-name="Liberation Mono1" fo:font-size="24pt" style:font-size-asian="24pt" style:font-size-complex="24pt"/>
    </style:style>
    <style:style style:name="P19" style:family="paragraph">
      <loext:graphic-properties draw:fill="none" draw:fill-color="#ffffff"/>
      <style:paragraph-properties style:writing-mode="lr-tb"/>
      <style:text-properties style:font-name="Liberation Sans1" fo:font-size="24pt" style:font-size-asian="24pt" style:font-size-complex="24pt"/>
    </style:style>
    <style:style style:name="P20" style:family="paragraph">
      <style:paragraph-properties fo:text-align="center"/>
    </style:style>
    <style:style style:name="P21" style:family="paragraph">
      <loext:graphic-properties draw:fill="none" draw:fill-color="#ffffff"/>
      <style:paragraph-properties style:writing-mode="lr-tb"/>
    </style:style>
    <style:style style:name="P22" style:family="paragraph">
      <loext:graphic-properties draw:fill="none"/>
      <style:paragraph-properties fo:text-align="center"/>
    </style:style>
    <style:style style:name="P23" style:family="paragraph">
      <loext:graphic-properties draw:fill="none" draw:fill-color="#ffffff"/>
      <style:paragraph-properties fo:margin-left="0cm" fo:margin-right="0cm" fo:text-indent="0cm" style:writing-mode="lr-tb"/>
      <style:text-properties fo:font-size="18pt" style:font-size-asian="18pt" style:font-size-complex="18pt"/>
    </style:style>
    <style:style style:name="P24" style:family="paragraph">
      <loext:graphic-properties draw:fill="none" draw:fill-color="#ffffff"/>
      <style:paragraph-properties style:writing-mode="lr-tb"/>
      <style:text-properties fo:font-style="italic" style:font-style-asian="italic" style:font-style-complex="italic"/>
    </style:style>
    <style:style style:name="P25" style:family="paragraph">
      <loext:graphic-properties draw:fill="none" draw:fill-color="#ffffff"/>
      <style:paragraph-properties style:writing-mode="lr-tb"/>
      <style:text-properties style:font-name="Liberation Mono1" fo:font-size="18pt" style:font-size-asian="18pt" style:font-size-complex="18pt"/>
    </style:style>
    <style:style style:name="P26" style:family="paragraph">
      <loext:graphic-properties draw:fill="none" draw:fill-color="#ffffff"/>
      <style:paragraph-properties style:writing-mode="lr-tb"/>
      <style:text-properties fo:font-size="18pt" style:font-size-asian="18pt" style:font-size-complex="18pt"/>
    </style:style>
    <style:style style:name="P27" style:family="paragraph">
      <style:paragraph-properties fo:margin-left="0.6cm" fo:margin-right="0cm" fo:text-indent="-0.6cm" style:writing-mode="lr-tb"/>
    </style:style>
    <style:style style:name="P28" style:family="paragraph">
      <loext:graphic-properties draw:fill="none" draw:fill-color="#ffffff"/>
      <style:paragraph-properties style:writing-mode="lr-tb"/>
      <style:text-properties fo:font-size="14pt" fo:font-style="italic" style:font-size-asian="14pt" style:font-style-asian="italic" style:font-size-complex="14pt" style:font-style-complex="italic"/>
    </style:style>
    <style:style style:name="P29" style:family="paragraph">
      <loext:graphic-properties draw:fill="none" draw:fill-color="#ffffff"/>
      <style:paragraph-properties style:writing-mode="lr-tb"/>
      <style:text-properties style:font-name="Liberation Mono1" fo:background-color="#ffff00"/>
    </style:style>
    <style:style style:name="P30" style:family="paragraph">
      <loext:graphic-properties draw:fill="none"/>
      <style:paragraph-properties style:writing-mode="lr-tb"/>
    </style:style>
    <style:style style:name="P31" style:family="paragraph">
      <loext:graphic-properties draw:fill="none" draw:fill-color="#ffffff"/>
      <style:paragraph-properties style:writing-mode="lr-tb"/>
      <style:text-properties style:font-name="Liberation Mono1" fo:background-color="transparent"/>
    </style:style>
    <style:style style:name="P32" style:family="paragraph">
      <loext:graphic-properties draw:fill="none" draw:fill-color="#ffffff"/>
      <style:paragraph-properties style:writing-mode="lr-tb"/>
      <style:text-properties style:font-name="Liberation Mono1" fo:background-color="#ffffff"/>
    </style:style>
    <style:style style:name="P33" style:family="paragraph">
      <loext:graphic-properties draw:fill="none" draw:fill-color="#ffffff"/>
      <style:paragraph-properties style:writing-mode="lr-tb"/>
      <style:text-properties fo:font-size="18pt" fo:font-style="italic" style:font-style-asian="italic" style:font-style-complex="italic"/>
    </style:style>
    <style:style style:name="P34" style:family="paragraph">
      <loext:graphic-properties draw:fill="none" draw:fill-color="#ffffff"/>
      <style:paragraph-properties style:writing-mode="lr-tb"/>
      <style:text-properties style:font-name="Liberation Mono1" fo:font-size="16pt" style:font-size-asian="16pt" style:font-size-complex="16pt"/>
    </style:style>
    <style:style style:name="P35" style:family="paragraph">
      <style:paragraph-properties style:writing-mode="lr-tb"/>
      <style:text-properties fo:font-size="20pt"/>
    </style:style>
    <style:style style:name="P36" style:family="paragraph">
      <loext:graphic-properties draw:fill="none" draw:fill-color="#ffffff"/>
      <style:paragraph-properties style:writing-mode="lr-tb"/>
      <style:text-properties fo:font-size="22pt" style:font-size-asian="22pt" style:font-size-complex="22pt"/>
    </style:style>
    <style:style style:name="P37" style:family="paragraph">
      <loext:graphic-properties draw:fill-color="#ffffff"/>
      <style:paragraph-properties fo:text-align="center" style:writing-mode="lr-tb"/>
      <style:text-properties style:font-name="Liberation Mono1"/>
    </style:style>
    <style:style style:name="P38" style:family="paragraph">
      <loext:graphic-properties draw:fill="none" draw:fill-color="#ffffff"/>
      <style:paragraph-properties style:writing-mode="lr-tb"/>
      <style:text-properties fo:font-size="16pt" fo:font-style="italic" style:font-size-asian="16pt" style:font-style-asian="italic" style:font-size-complex="16pt" style:font-style-complex="italic"/>
    </style:style>
    <style:style style:name="P39" style:family="paragraph">
      <style:paragraph-properties fo:margin-left="0cm" fo:margin-right="0cm" fo:text-indent="0cm" style:writing-mode="lr-tb"/>
      <style:text-properties fo:font-size="36pt" style:font-size-asian="36pt" style:font-size-complex="36pt"/>
    </style:style>
    <style:style style:name="P40" style:family="paragraph">
      <style:text-properties fo:font-size="18pt"/>
    </style:style>
    <style:style style:name="P41" style:family="paragraph">
      <loext:graphic-properties draw:fill="none" draw:fill-color="#ffffff"/>
    </style:style>
    <style:style style:name="P42" style:family="paragraph">
      <loext:graphic-properties draw:fill="none" draw:fill-color="#ffffff"/>
      <style:paragraph-properties style:writing-mode="lr-tb"/>
      <style:text-properties fo:font-size="18pt"/>
    </style:style>
    <style:style style:name="P43" style:family="paragraph">
      <loext:graphic-properties draw:fill="none" draw:fill-color="#ffffff"/>
      <style:paragraph-properties style:writing-mode="lr-tb"/>
      <style:text-properties style:font-name="Liberation Mono1" fo:font-size="18pt"/>
    </style:style>
    <style:style style:name="P44" style:family="paragraph">
      <style:text-properties style:font-name="Liberation Sans1" fo:font-size="18pt" style:font-size-asian="18pt" style:font-size-complex="18pt"/>
    </style:style>
    <style:style style:name="P45" style:family="paragraph">
      <style:paragraph-properties fo:text-align="start"/>
      <style:text-properties style:font-name="Liberation Mono1" fo:font-size="18pt" style:font-size-asian="26pt" style:font-size-complex="26pt"/>
    </style:style>
    <style:style style:name="P46" style:family="paragraph">
      <style:paragraph-properties fo:text-align="center"/>
      <style:text-properties style:font-name="Liberation Mono1" fo:font-size="18pt" style:font-size-asian="26pt" style:font-size-complex="26pt"/>
    </style:style>
    <style:style style:name="P47" style:family="paragraph">
      <style:paragraph-properties fo:text-align="center" style:writing-mode="lr-tb"/>
      <style:text-properties fo:font-size="14pt" style:font-size-asian="14pt" style:font-size-complex="14pt"/>
    </style:style>
    <style:style style:name="P48" style:family="paragraph">
      <loext:graphic-properties draw:fill-color="#ffffff"/>
      <style:paragraph-properties fo:text-align="center" style:writing-mode="lr-tb"/>
      <style:text-properties fo:font-size="14pt" style:font-size-asian="14pt" style:font-size-complex="14pt"/>
    </style:style>
    <style:style style:name="P49" style:family="paragraph">
      <loext:graphic-properties draw:fill="none" draw:fill-color="#ffffff"/>
      <style:text-properties style:font-name="Liberation Mono1"/>
    </style:style>
    <style:style style:name="P50" style:family="paragraph">
      <loext:graphic-properties draw:fill-color="#ffffff"/>
      <style:paragraph-properties fo:text-align="center"/>
      <style:text-properties fo:font-size="14pt" style:font-size-asian="14pt" style:font-size-complex="14pt"/>
    </style:style>
    <style:style style:name="T1" style:family="text">
      <style:text-properties fo:font-size="36pt" style:font-size-asian="36pt" style:font-size-complex="36pt"/>
    </style:style>
    <style:style style:name="T2" style:family="text">
      <style:text-properties style:text-position="super 58%" fo:font-size="36pt" style:font-size-asian="36pt" style:font-size-complex="36pt"/>
    </style:style>
    <style:style style:name="T3" style:family="text">
      <style:text-properties style:font-name="Liberation Sans2" style:font-name-asian="Liberation Sans2" style:font-name-complex="Liberation Sans2"/>
    </style:style>
    <style:style style:name="T4" style:family="text">
      <style:text-properties fo:font-size="40pt" style:font-size-asian="40pt" style:font-size-complex="4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Liberation Mono1" fo:font-size="26pt" style:font-size-asian="26pt" style:font-size-complex="26pt"/>
    </style:style>
    <style:style style:name="T8" style:family="text">
      <style:text-properties fo:font-size="24pt" style:font-size-asian="24pt" style:font-size-complex="24pt"/>
    </style:style>
    <style:style style:name="T9" style:family="text">
      <style:text-properties style:font-name="Liberation Mono1" fo:font-size="24pt" style:font-size-asian="24pt" style:font-size-complex="24pt"/>
    </style:style>
    <style:style style:name="T10" style:family="text">
      <style:text-properties style:font-name="Liberation Mono1"/>
    </style:style>
    <style:style style:name="T11" style:family="text">
      <style:text-properties style:font-name="Liberation Sans1" fo:font-size="24pt" style:font-size-asian="24pt" style:font-size-complex="24pt"/>
    </style:style>
    <style:style style:name="T12" style:family="text">
      <style:text-properties fo:color="#00a933" loext:opacity="100%" fo:font-size="28pt" fo:font-weight="bold" style:font-size-asian="28pt" style:font-weight-asian="bold" style:font-size-complex="28pt" style:font-weight-complex="bold"/>
    </style:style>
    <style:style style:name="T13" style:family="text">
      <style:text-properties style:font-name="Liberation Sans1" fo:font-size="24pt" fo:font-style="italic" style:font-size-asian="24pt" style:font-style-asian="italic" style:font-size-complex="24pt" style:font-style-complex="italic"/>
    </style:style>
    <style:style style:name="T14" style:family="text">
      <style:text-properties style:font-name="Liberation Sans1" fo:font-size="24pt" fo:font-style="normal" style:font-size-asian="24pt" style:font-style-asian="normal" style:font-size-complex="24pt" style:font-style-complex="normal"/>
    </style:style>
    <style:style style:name="T15" style:family="text">
      <style:text-properties style:font-name="Liberation Sans1" fo:font-size="32pt" style:font-size-asian="32pt" style:font-size-complex="32pt"/>
    </style:style>
    <style:style style:name="T16" style:family="text">
      <style:text-properties style:font-name="Liberation Mono1" fo:font-size="32pt" style:font-size-asian="32pt" style:font-size-complex="32pt"/>
    </style:style>
    <style:style style:name="T17" style:family="text">
      <style:text-properties style:font-name="Liberation Mono1" fo:font-size="28pt" style:font-size-asian="28pt" style:font-size-complex="28pt"/>
    </style:style>
    <style:style style:name="T18" style:family="text">
      <style:text-properties fo:color="#00a933" loext:opacity="100%" style:font-name="Liberation Mono1" fo:font-size="28pt" fo:font-weight="bold" style:font-size-asian="28pt" style:font-weight-asian="bold" style:font-size-complex="28pt" style:font-weight-complex="bold"/>
    </style:style>
    <style:style style:name="T19" style:family="text">
      <style:text-properties style:font-name="Liberation Sans1" fo:font-size="32pt" fo:font-style="italic" style:font-size-asian="32pt" style:font-style-asian="italic" style:font-size-complex="32pt" style:font-style-complex="italic"/>
    </style:style>
    <style:style style:name="T20" style:family="text">
      <style:text-properties style:font-name="Liberation Sans1" fo:font-size="32pt" fo:font-style="normal" style:font-size-asian="32pt" style:font-style-asian="normal" style:font-size-complex="32pt" style:font-style-complex="normal"/>
    </style:style>
    <style:style style:name="T21" style:family="text">
      <style:text-properties style:font-name="Liberation Mono1" fo:font-size="32pt" fo:font-style="normal" style:font-size-asian="32pt" style:font-style-asian="normal" style:font-size-complex="32pt" style:font-style-complex="normal"/>
    </style:style>
    <style:style style:name="T22" style:family="text">
      <style:text-properties fo:font-size="24pt" fo:font-style="italic" style:font-size-asian="24pt" style:font-style-asian="italic" style:font-size-complex="24pt" style:font-style-complex="italic"/>
    </style:style>
    <style:style style:name="T23" style:family="text">
      <style:text-properties fo:font-size="24pt" fo:font-style="normal" style:font-size-asian="24pt" style:font-style-asian="normal" style:font-size-complex="24pt" style:font-style-complex="normal"/>
    </style:style>
    <style:style style:name="T24" style:family="text">
      <style:text-properties style:font-name="Liberation Mono1" fo:font-size="24pt" fo:background-color="#ffff00" style:font-size-asian="24pt" style:font-size-complex="24pt"/>
    </style:style>
    <style:style style:name="T25" style:family="text">
      <style:text-properties style:font-name="Liberation Mono1" fo:font-size="24pt" fo:background-color="#ffffff" style:font-size-asian="24pt" style:font-size-complex="24pt"/>
    </style:style>
    <style:style style:name="T26" style:family="text">
      <style:text-properties style:font-name="Liberation Mono1" fo:font-size="18pt" fo:background-color="#ffffff" style:font-size-asian="18pt" style:font-size-complex="18pt"/>
    </style:style>
    <style:style style:name="T27" style:family="text">
      <style:text-properties fo:color="#b2b2b2" loext:opacity="100%"/>
    </style:style>
    <style:style style:name="T28" style:family="text">
      <style:text-properties style:font-name="Liberation Mono1" fo:font-size="18pt" style:font-size-asian="18pt" style:font-size-complex="18pt"/>
    </style:style>
    <style:style style:name="T29" style:family="text">
      <style:text-properties style:font-name="Liberation Mono1" fo:font-size="18pt" fo:background-color="#ffff00" style:font-size-asian="18pt" style:font-size-complex="18pt"/>
    </style:style>
    <style:style style:name="T30" style:family="text">
      <style:text-properties fo:font-size="14pt" fo:font-style="italic" style:font-size-asian="14pt" style:font-style-asian="italic" style:font-size-complex="14pt" style:font-style-complex="italic"/>
    </style:style>
    <style:style style:name="T31" style:family="text">
      <style:text-properties style:font-name="Liberation Mono1" fo:background-color="#ffff00"/>
    </style:style>
    <style:style style:name="T32" style:family="text">
      <style:text-properties style:font-name="Liberation Mono1" fo:background-color="transparent"/>
    </style:style>
    <style:style style:name="T33" style:family="text">
      <style:text-properties style:font-name="Liberation Mono1" fo:font-size="18pt" fo:background-color="transparent" style:font-size-asian="18pt" style:font-size-complex="18pt"/>
    </style:style>
    <style:style style:name="T34" style:family="text">
      <style:text-properties style:font-name="Liberation Mono1" fo:background-color="#ffffff"/>
    </style:style>
    <style:style style:name="T35" style:family="text">
      <style:text-properties style:font-name="Liberation Mono1" fo:font-size="36pt" style:font-size-asian="36pt" style:font-size-complex="36pt"/>
    </style:style>
    <style:style style:name="T36" style:family="text">
      <style:text-properties style:font-name="Liberation Mono1" fo:font-size="36pt" fo:letter-spacing="normal" style:letter-kerning="true" style:font-size-asian="36pt" style:font-size-complex="36pt"/>
    </style:style>
    <style:style style:name="T37" style:family="text">
      <style:text-properties style:font-name="Liberation Sans1" fo:font-size="40pt" style:font-size-asian="40pt" style:font-size-complex="40pt"/>
    </style:style>
    <style:style style:name="T38" style:family="text">
      <style:text-properties fo:font-size="18pt" fo:font-style="italic" style:font-style-asian="italic" style:font-style-complex="italic"/>
    </style:style>
    <style:style style:name="T39" style:family="text">
      <style:text-properties style:font-name="Liberation Mono1" fo:font-size="16pt" style:font-size-asian="16pt" style:font-size-complex="16pt"/>
    </style:style>
    <style:style style:name="T40" style:family="text">
      <style:text-properties fo:color="#999999" loext:opacity="100%" style:font-name="Liberation Mono1" fo:font-size="24pt" fo:background-color="#ffffff" style:font-size-asian="24pt" style:font-size-complex="24pt"/>
    </style:style>
    <style:style style:name="T41" style:family="text">
      <style:text-properties fo:color="#000000" loext:opacity="100%" style:font-name="Liberation Mono1" fo:font-size="24pt" fo:background-color="#ffffff" style:font-size-asian="24pt" style:font-size-complex="24pt"/>
    </style:style>
    <style:style style:name="T42" style:family="text">
      <style:text-properties fo:font-size="22pt" style:font-size-asian="22pt" style:font-size-complex="22pt"/>
    </style:style>
    <style:style style:name="T43" style:family="text">
      <style:text-properties fo:color="#000000" loext:opacity="100%" style:font-name="Liberation Mono1" fo:font-size="24pt" fo:background-color="#ffff00" style:font-size-asian="24pt" style:font-size-complex="24pt"/>
    </style:style>
    <style:style style:name="T44" style:family="text">
      <style:text-properties style:font-name="Liberation Mono1" fo:font-size="22pt" style:font-size-asian="22pt" style:font-size-complex="22pt"/>
    </style:style>
    <style:style style:name="T45" style:family="text">
      <style:text-properties fo:font-size="16pt" fo:font-style="italic" style:font-size-asian="16pt" style:font-style-asian="italic" style:font-size-complex="16pt" style:font-style-complex="italic"/>
    </style:style>
    <style:style style:name="T46" style:family="text">
      <style:text-properties fo:font-variant="normal" fo:text-transform="none" style:use-window-font-color="true" loext:opacity="0%" style:text-outline="false" style:text-line-through-style="none" style:text-line-through-type="none" style:font-name="Liberation Mono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8%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1" style:family="text">
      <style:text-properties style:text-position="33% 58%"/>
    </style:style>
    <style:style style:name="T52" style:family="text">
      <style:text-properties style:text-position="-8% 58%"/>
    </style:style>
    <style:style style:name="T53" style:family="text">
      <style:text-properties style:font-name="Liberation Mono1" fo:font-style="normal" style:font-style-asian="normal" style:font-style-complex="normal"/>
    </style:style>
    <style:style style:name="T54" style:family="text">
      <style:text-properties style:font-name="Liberation Sans1" fo:font-size="18pt" style:font-size-asian="18pt" style:font-size-complex="18pt"/>
    </style:style>
    <style:style style:name="T55" style:family="text">
      <style:text-properties style:font-name="Liberation Sans1"/>
    </style:style>
    <style:style style:name="T56" style:family="text">
      <style:text-properties fo:color="#999999" loext:opacity="100%" style:font-name="Liberation Mono1"/>
    </style:style>
    <style:style style:name="T57" style:family="text">
      <style:text-properties fo:font-size="14pt" style:font-size-asian="14pt" style:font-size-complex="14pt"/>
    </style:style>
    <style:style style:name="T58" style:family="text">
      <style:text-properties style:font-name="Liberation Mono1" fo:font-size="12pt" style:font-size-asian="12pt" style:font-size-complex="12pt"/>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color="#999999" loext:opacity="100%" style:font-name="Liberation Mono1" fo:font-size="18pt"/>
    </style:style>
    <style:style style:name="T61" style:family="text">
      <style:text-properties style:font-name="Liberation Mono1" fo:font-size="18pt"/>
    </style:style>
    <style:style style:name="T62" style:family="text">
      <style:text-properties fo:font-size="18pt"/>
    </style:style>
    <style:style style:name="T63"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loext:opacity="0%" style:text-outline="false" style:text-line-through-style="none" style:text-line-through-type="none" style:font-name="Liberation Sans" fo:font-size="32pt" fo:font-style="italic" fo:text-shadow="none" style:text-underline-style="none" fo:font-weight="normal" style:letter-kerning="true" fo:background-color="transparent" style:font-name-asian="Noto Sans CJK SC" style:font-size-asian="32pt" style:font-style-asian="italic" style:font-weight-asian="normal" style:font-name-complex="Lohit Devanagari" style:font-size-complex="3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hink Java 2</text:span><text:span text:style-name="T2">nd</text:span><text:span text:style-name="T1"> Edition</text:span></text:p>
          </draw:text-box>
        </draw:frame>
        <draw:frame presentation:style-name="pr2" draw:text-style-name="P2" draw:layer="layout" svg:width="25.199cm" svg:height="9.134cm" svg:x="1.4cm" svg:y="3.685cm" presentation:class="subtitle">
          <draw:text-box>
            <text:p>Chapter 2<text:span text:style-name="T3">—Variables and Operators</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3"><text:span text:style-name="T4">Variable</text:span></text:p>
          </draw:text-box>
        </draw:frame>
        <draw:frame presentation:style-name="pr4" draw:text-style-name="P5" draw:layer="layout" svg:width="25.199cm" svg:height="9.134cm" svg:x="1.4cm" svg:y="3.685cm" presentation:class="outline">
          <draw:text-box>
            <text:list text:style-name="L2">
              <text:list-item>
                <text:p xml:id="id5" text:id="id5">A <text:span text:style-name="T5">variable</text:span> is a <text:span text:style-name="T6">named</text:span> location in memory that stores a <text:span text:style-name="T5">value</text:span><text:span text:style-name="T6">.</text:span></text:p>
              </text:list-item>
              <text:list-item>
                <text:p xml:id="id6" text:id="id6"><text:span text:style-name="T6">Values are:</text:span></text:p>
                <text:list>
                  <text:list-item>
                    <text:p xml:id="id7" text:id="id7"><text:span text:style-name="T6">numbers</text:span></text:p>
                  </text:list-item>
                  <text:list-item>
                    <text:p xml:id="id8" text:id="id8"><text:span text:style-name="T6">text</text:span></text:p>
                  </text:list-item>
                  <text:list-item>
                    <text:p xml:id="id9" text:id="id9"><text:span text:style-name="T6">images</text:span></text:p>
                  </text:list-item>
                  <text:list-item>
                    <text:p xml:id="id10" text:id="id10"><text:span text:style-name="T6">sounds</text:span></text:p>
                  </text:list-item>
                  <text:list-item>
                    <text:p xml:id="id11" text:id="id11"><text:span text:style-name="T6">other data</text:span></text:p>
                  </text:list-item>
                </text:list>
              </text:list-item>
              <text:list-item>
                <text:p xml:id="id12" text:id="id12"><text:span text:style-name="T6">We will be dealing primarily with numbers and text.</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3"><text:span text:style-name="T4">Declaring a Variable (1)</text:span></text:p>
          </draw:text-box>
        </draw:frame>
        <draw:frame draw:style-name="gr2" draw:text-style-name="P6" draw:layer="layout" svg:width="4.905cm" svg:height="1.292cm" svg:x="11.43cm" svg:y="5.693cm">
          <draw:text-box>
            <text:p xml:id="id13" text:id="id13"><text:span text:style-name="T7">int age;</text:span></text:p>
          </draw:text-box>
        </draw:frame>
        <draw:custom-shape draw:style-name="gr3" draw:text-style-name="P8" xml:id="id14" draw:id="id14" draw:layer="layout" svg:width="3.35cm" svg:height="1.248cm" svg:x="8.08cm" svg:y="3.945cm">
          <text:p text:style-name="P7">data type</text:p>
          <draw:enhanced-geometry svg:viewBox="0 0 21600 21600" draw:text-areas="800 800 20800 20800" draw:type="round-rectangular-callout" draw:modifiers="23379.0510295434 32771.81745396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xml:id="id15" draw:id="id15" draw:layer="layout" svg:width="3.35cm" svg:height="1.76cm" svg:x="16.97cm" svg:y="4.015cm">
          <text:p text:style-name="P7">variable</text:p>
          <text:p text:style-name="P7">name</text:p>
          <draw:enhanced-geometry svg:viewBox="0 0 21600 21600" draw:text-areas="800 800 20800 20800" draw:type="round-rectangular-callout" draw:modifiers="-8463.38406445837 22826.57580919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3"><text:span text:style-name="T4">Data Types</text:span></text:p>
          </draw:text-box>
        </draw:frame>
        <draw:frame draw:style-name="standard" draw:layer="layout" svg:width="14.098cm" svg:height="7.998cm" svg:x="7.031cm" svg:y="3.955cm">
          <table:table table:template-name="default" table:use-first-row-styles="true">
            <table:table-column table:style-name="co1"/>
            <table:table-column table:style-name="co2"/>
            <table:table-row table:style-name="ro1">
              <table:table-cell table:style-name="ce1">
                <text:p text:style-name="P9"><text:span text:style-name="T8">Data Type Name</text:span></text:p>
              </table:table-cell>
              <table:table-cell table:style-name="ce2">
                <text:p text:style-name="P10"><text:span text:style-name="T8">Represents</text:span></text:p>
              </table:table-cell>
            </table:table-row>
            <table:table-row table:style-name="ro1">
              <table:table-cell table:style-name="ce3">
                <text:p text:style-name="P11"><text:span text:style-name="T9">int</text:span></text:p>
              </table:table-cell>
              <table:table-cell table:style-name="ce4">
                <text:p>integers</text:p>
                <text:p>(-1, 5, 32767, -280)</text:p>
              </table:table-cell>
            </table:table-row>
            <table:table-row table:style-name="ro1">
              <table:table-cell table:style-name="ce5">
                <text:p text:style-name="P12"><text:span text:style-name="T7">char</text:span></text:p>
              </table:table-cell>
              <table:table-cell table:style-name="ce4">
                <text:p>A single character</text:p>
                <text:p><text:span text:style-name="T10">'a'</text:span>, <text:span text:style-name="T10">'#'</text:span>, <text:span text:style-name="T10">'ü'</text:span></text:p>
              </table:table-cell>
            </table:table-row>
            <table:table-row table:style-name="ro2">
              <table:table-cell table:style-name="ce6">
                <text:p text:style-name="P11"><text:span text:style-name="T9">String</text:span></text:p>
              </table:table-cell>
              <table:table-cell table:style-name="ce4">
                <text:p>Multiple characters</text:p>
                <text:p><text:span text:style-name="T10">"Java"</text:span>, <text:span text:style-name="T10">"cat"</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 text:style-name="P5">Mention that we’ll be introducing other data types later in this chapter and as the course progresses.</text:p>
              <text:p text:style-name="P5"/>
            </draw:text-box>
          </draw:frame>
        </presentation:notes>
      </draw:page>
      <draw:page draw:name="page5"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Declaring Variables (2)</text:span></text:p>
          </draw:text-box>
        </draw:frame>
        <draw:frame presentation:style-name="pr4" draw:text-style-name="P5" draw:layer="layout" svg:width="25.199cm" svg:height="9.134cm" svg:x="1.4cm" svg:y="3.685cm" presentation:class="outline">
          <draw:text-box>
            <text:list text:style-name="L2">
              <text:list-item>
                <text:p xml:id="id16" text:id="id16"><text:span text:style-name="T11">You can declare multiple variables on one line:</text:span></text:p>
                <text:list>
                  <text:list-header>
                    <text:p xml:id="id17" text:id="id17"><text:span text:style-name="T9">int age, height, weight;</text:span></text:p>
                  </text:list-header>
                </text:list>
              </text:list-item>
              <text:list-item>
                <text:p xml:id="id18" text:id="id18"><text:span text:style-name="T11">The style guidelines for this course prefer one declaration per line:</text:span></text:p>
                <text:list>
                  <text:list-header>
                    <text:p xml:id="id19" text:id="id19"><text:span text:style-name="T9">int age;</text:span><text:span text:style-name="T9"><text:line-break/></text:span><text:span text:style-name="T9">int height;</text:span><text:span text:style-name="T9"><text:line-break/></text:span><text:span text:style-name="T9">int weight;</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5" presentation:class="page"/>
          <draw:frame presentation:style-name="pr3" draw:text-style-name="P1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Naming Variables</text:span></text:p>
          </draw:text-box>
        </draw:frame>
        <draw:frame presentation:style-name="pr4" draw:text-style-name="P5" draw:layer="layout" svg:width="25.095cm" svg:height="10.92cm" svg:x="1.4cm" svg:y="3.175cm" presentation:class="outline" presentation:user-transformed="true">
          <draw:text-box>
            <text:list text:style-name="L2">
              <text:list-item>
                <text:p xml:id="id20" text:id="id20">Use meaningful variable names:</text:p>
                <text:list>
                  <text:list-item>
                    <text:p xml:id="id21" text:id="id21"><text:span text:style-name="T8">🚫</text:span> <text:s/><text:span text:style-name="T10">int a;</text:span></text:p>
                  </text:list-item>
                  <text:list-item>
                    <text:p xml:id="id22" text:id="id22"><text:span text:style-name="T12">✓ <text:s/></text:span><text:s/><text:span text:style-name="T10">int age;</text:span></text:p>
                  </text:list-item>
                </text:list>
              </text:list-item>
              <text:list-item>
                <text:p xml:id="id23" text:id="id23">Capitalize words in multi-word names:</text:p>
                <text:list>
                  <text:list-item>
                    <text:p xml:id="id24" text:id="id24"><text:span text:style-name="T8">🚫</text:span> <text:s/><text:span text:style-name="T10">String firstname;</text:span></text:p>
                  </text:list-item>
                  <text:list-item>
                    <text:p xml:id="id25" text:id="id25"><text:span text:style-name="T12">✓ <text:s text:c="2"/></text:span><text:span text:style-name="T10">String firstName;</text:span></text:p>
                  </text:list-item>
                </text:list>
              </text:list-item>
              <text:list-item>
                <text:p xml:id="id26" text:id="id26"><text:span text:style-name="T11">Variable names are </text:span><text:span text:style-name="T13">case-sensitive</text:span><text:span text:style-name="T14">.</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draw:text-box>
              <text:p text:style-name="P5">You might want to give "hithere" is an example: is it "hi there" or "hit here"?</text:p>
            </draw:text-box>
          </draw:frame>
        </presentation:notes>
      </draw:page>
      <draw:page draw:name="page7"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Naming Variables (2)</text:span></text:p>
          </draw:text-box>
        </draw:frame>
        <draw:frame presentation:style-name="pr4" draw:text-style-name="P5" draw:layer="layout" svg:width="25.199cm" svg:height="10.785cm" svg:x="1.4cm" svg:y="3.185cm" presentation:class="outline" presentation:user-transformed="true">
          <draw:text-box>
            <text:list text:style-name="L2">
              <text:list-item>
                <text:p xml:id="id27" text:id="id27">Don’t make names too short:</text:p>
                <text:list>
                  <text:list-item>
                    <text:p xml:id="id28" text:id="id28"><text:span text:style-name="T8">🚫</text:span> <text:s/><text:span text:style-name="T10">int a;</text:span></text:p>
                  </text:list-item>
                </text:list>
              </text:list-item>
              <text:list-item>
                <text:p xml:id="id29" text:id="id29"><text:span text:style-name="T15">Or too long:</text:span></text:p>
                <text:list>
                  <text:list-item>
                    <text:p xml:id="id30" text:id="id30"><text:span text:style-name="T9">🚫</text:span><text:span text:style-name="T16"> </text:span><text:span text:style-name="T17">int ageInYearsAsOfLastBirthday;</text:span></text:p>
                  </text:list-item>
                </text:list>
              </text:list-item>
              <text:list-item>
                <text:p xml:id="id31" text:id="id31"><text:span text:style-name="T15">Make them “just right”:</text:span></text:p>
                <text:list>
                  <text:list-item>
                    <text:p xml:id="id32" text:id="id32"><text:span text:style-name="T18">✓ </text:span><text:span text:style-name="T17">int age;</text:span></text:p>
                  </text:list-item>
                  <text:list-item>
                    <text:p xml:id="id33" text:id="id33"><text:span text:style-name="T18">✓ </text:span><text:span text:style-name="T17">int ageInYear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Naming Variables (3)</text:span></text:p>
          </draw:text-box>
        </draw:frame>
        <draw:frame presentation:style-name="pr4" draw:text-style-name="P5" draw:layer="layout" svg:width="25.199cm" svg:height="10.785cm" svg:x="1.4cm" svg:y="3.185cm" presentation:class="outline" presentation:user-transformed="true">
          <draw:text-box>
            <text:list text:style-name="L2">
              <text:list-item>
                <text:p xml:id="id34" text:id="id34"><text:span text:style-name="T15">You cannot use </text:span><text:span text:style-name="T19">keywords</text:span><text:span text:style-name="T20"> as variable names:</text:span></text:p>
                <text:list>
                  <text:list-item>
                    <text:p><text:span text:style-name="T21">public</text:span></text:p>
                  </text:list-item>
                  <text:list-item>
                    <text:p><text:span text:style-name="T21">class</text:span></text:p>
                  </text:list-item>
                  <text:list-item>
                    <text:p><text:span text:style-name="T21">static</text:span></text:p>
                  </text:list-item>
                  <text:list-item>
                    <text:p><text:span text:style-name="T21">void</text:span></text:p>
                  </text:list-item>
                  <text:list-item>
                    <text:p><text:span text:style-name="T21">int</text:spa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draw:text-box>
              <text:p text:style-name="P5">This is an incomplete list. Refer them to book, which has link to the full list of keywords.</text:p>
            </draw:text-box>
          </draw:frame>
        </presentation:notes>
      </draw:page>
      <draw:page draw:name="page9" draw:style-name="dp1" draw:master-page-name="Default" presentation:presentation-page-layout-name="AL2T1">
        <office:forms form:automatic-focus="false" form:apply-design-mode="false"/>
        <draw:frame presentation:style-name="pr5" draw:text-style-name="P13" draw:layer="layout" svg:width="25.199cm" svg:height="2.629cm" svg:x="1.401cm" svg:y="0.629cm" presentation:class="title" presentation:user-transformed="true">
          <draw:text-box>
            <text:p text:style-name="P3"><text:span text:style-name="T4">Assigning Variables</text:span></text:p>
          </draw:text-box>
        </draw:frame>
        <draw:frame draw:style-name="gr5" draw:text-style-name="P15" draw:layer="layout" svg:width="24.235cm" svg:height="6.011cm" svg:x="3.072cm" svg:y="3.447cm">
          <draw:text-box>
            <text:p xml:id="id35" text:id="id35"><text:span text:style-name="T10">String firstName = "Jane"; // give firstName the value "Jane"</text:span></text:p>
            <text:p><text:span text:style-name="T10"/></text:p>
            <text:p xml:id="id36" text:id="id36"><text:span text:style-name="T10">int age = 27; <text:s/>// assign the value 27 to age</text:span></text:p>
            <text:p><text:span text:style-name="T10"/></text:p>
            <text:p xml:id="id37" text:id="id37"><text:span text:style-name="T10">int height = 175; // set height to 175</text:span></text:p>
            <text:p><text:span text:style-name="T10"/></text:p>
            <text:p xml:id="id38" text:id="id38"><text:span text:style-name="T10">int weight = 63; // weight becomes 63</text:span></text:p>
          </draw:text-box>
        </draw:frame>
        <draw:frame draw:style-name="gr6" draw:text-style-name="P16" draw:layer="layout" svg:width="21.59cm" svg:height="2.139cm" svg:x="1.27cm" svg:y="10.161cm">
          <draw:text-box>
            <text:list text:style-name="L1">
              <text:list-item>
                <text:p xml:id="id39" text:id="id39"><text:span text:style-name="T8">You can declare and </text:span><text:span text:style-name="T22">initialize</text:span><text:span text:style-name="T23"> (assign a value for the first time) a variable on one lin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9" presentation:class="page"/>
          <draw:frame presentation:style-name="pr3" draw:text-style-name="P1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Assigning Variables</text:span></text:p>
          </draw:text-box>
        </draw:frame>
        <draw:frame draw:style-name="gr7" draw:text-style-name="P16" draw:layer="layout" svg:width="21.59cm" svg:height="5.915cm" svg:x="1.905cm" svg:y="2.941cm">
          <draw:text-box>
            <text:list text:style-name="L1">
              <text:list-item>
                <text:p xml:id="id40" text:id="id40"><text:span text:style-name="T8">The = does </text:span><text:span text:style-name="T22">not</text:span><text:span text:style-name="T23"> mean algebraic equality.</text:span></text:p>
              </text:list-item>
              <text:list-item>
                <text:p xml:id="id41" text:id="id41"><text:span text:style-name="T23">It is the </text:span><text:span text:style-name="T22">assignment operator</text:span><text:span text:style-name="T23">.</text:span></text:p>
              </text:list-item>
              <text:list-item>
                <text:p xml:id="id42" text:id="id42"><text:span text:style-name="T23">Read the = symbol as “becomes,” “is assigned,” or “is set to.”</text:span></text:p>
                <text:p><text:span text:style-name="T23"/></text:p>
              </text:list-item>
              <text:list-item>
                <text:p xml:id="id43" text:id="id43"><text:span text:style-name="T23">The right hand side of the assignment operator...</text:span></text:p>
              </text:list-item>
            </text:list>
          </draw:text-box>
        </draw:frame>
        <draw:frame draw:style-name="gr8" draw:text-style-name="P18" draw:layer="layout" svg:width="7.106cm" svg:height="1.212cm" svg:x="8.092cm" svg:y="9.525cm">
          <draw:text-box>
            <text:p xml:id="id44" text:id="id44"><text:span text:style-name="T9">int age = </text:span><text:span text:style-name="T24">27</text:span><text:span text:style-name="T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Assigning Variables</text:span></text:p>
          </draw:text-box>
        </draw:frame>
        <draw:frame draw:style-name="gr7" draw:text-style-name="P16" draw:layer="layout" svg:width="21.59cm" svg:height="5.915cm" svg:x="1.905cm" svg:y="2.941cm">
          <draw:text-box>
            <text:list text:style-name="L1">
              <text:list-item>
                <text:p><text:span text:style-name="T8">The = does </text:span><text:span text:style-name="T22">not</text:span><text:span text:style-name="T23"> mean algebraic equality.</text:span></text:p>
              </text:list-item>
              <text:list-item>
                <text:p><text:span text:style-name="T23">It is the </text:span><text:span text:style-name="T22">assignment operator</text:span><text:span text:style-name="T23">.</text:span></text:p>
              </text:list-item>
              <text:list-item>
                <text:p><text:span text:style-name="T23">Read the = symbol as “becomes,“ “is assigned,” “gets the value,” or “is set to.”</text:span></text:p>
                <text:p><text:span text:style-name="T23"/></text:p>
              </text:list-item>
              <text:list-item>
                <text:p><text:span text:style-name="T23">The right hand side of the assignment operator...</text:span></text:p>
              </text:list-item>
            </text:list>
          </draw:text-box>
        </draw:frame>
        <draw:frame draw:style-name="gr8" draw:text-style-name="P18" draw:layer="layout" svg:width="7.106cm" svg:height="1.212cm" svg:x="8.092cm" svg:y="9.525cm">
          <draw:text-box>
            <text:p><text:span text:style-name="T9">int </text:span><text:span text:style-name="T24">age</text:span><text:span text:style-name="T9"> = </text:span><text:span text:style-name="T25">27</text:span><text:span text:style-name="T9">;</text:span></text:p>
          </draw:text-box>
        </draw:frame>
        <draw:frame draw:style-name="gr9" draw:text-style-name="P19" draw:layer="layout" svg:width="16.978cm" svg:height="1.195cm" svg:x="2.54cm" svg:y="11.465cm">
          <draw:text-box>
            <text:p><text:span text:style-name="T11">...is assigned to the variable on the left side.</text:span></text:p>
          </draw:text-box>
        </draw:frame>
        <draw:ellipse draw:style-name="gr10" draw:text-style-name="P20" draw:layer="layout" svg:width="3.175cm" svg:height="1.369cm" svg:x="10.795cm" svg:y="8.804cm" draw:kind="arc" draw:start-angle="356.97" draw:end-angle="180.07">
          <text:p/>
        </draw:ellipse>
        <presentation:notes draw:style-name="dp2">
          <office:forms form:automatic-focus="false" form:apply-design-mode="false"/>
          <draw:page-thumbnail draw:style-name="gr1" draw:layer="layout" svg:width="18.624cm" svg:height="10.476cm" svg:x="1.482cm" svg:y="2.123cm" draw:page-number="11" presentation:class="page"/>
          <draw:frame presentation:style-name="pr3" draw:text-style-name="P1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Memory Diagram</text:span></text:p>
          </draw:text-box>
        </draw:frame>
        <draw:frame draw:style-name="gr11" draw:text-style-name="P21" draw:layer="layout" svg:width="5.582cm" svg:height="3.845cm" svg:x="2.54cm" svg:y="4.326cm">
          <draw:text-box>
            <text:p><text:span text:style-name="T24">int a = 5;</text:span></text:p>
            <text:p><text:span text:style-name="T25">int b = a;</text:span></text:p>
            <text:p><text:span text:style-name="T9">a = 3;</text:span></text:p>
            <text:p/>
          </draw:text-box>
        </draw:frame>
        <draw:custom-shape draw:style-name="gr12" draw:text-style-name="P8" draw:layer="layout" svg:width="1.905cm" svg:height="1.27cm" svg:x="20.955cm" svg:y="4.445cm">
          <text:p text:style-name="P7">5</text:p>
          <draw:enhanced-geometry svg:viewBox="0 0 21600 21600" draw:type="rectangle" draw:enhanced-path="M 0 0 L 21600 0 21600 21600 0 21600 0 0 Z N"/>
        </draw:custom-shape>
        <draw:frame draw:style-name="gr13" draw:text-style-name="P15" draw:layer="layout" svg:width="0.883cm" svg:height="0.971cm" svg:x="19.685cm" svg:y="4.611cm">
          <draw:text-box>
            <text:p><text:span text:style-name="T10">a</text:span></text:p>
          </draw:text-box>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Memory Diagram</text:span></text:p>
          </draw:text-box>
        </draw:frame>
        <draw:frame draw:style-name="gr14" draw:text-style-name="P21" draw:layer="layout" svg:width="15.996cm" svg:height="3.845cm" svg:x="2.54cm" svg:y="4.326cm">
          <draw:text-box>
            <text:p><text:span text:style-name="T25">int a = 5;</text:span></text:p>
            <text:p><text:span text:style-name="T24">int b = a;</text:span><text:span text:style-name="T25"> </text:span><text:span text:style-name="T26">// b and a have same value</text:span></text:p>
            <text:p><text:span text:style-name="T9">a = 3;</text:span></text:p>
            <text:p/>
          </draw:text-box>
        </draw:frame>
        <draw:custom-shape draw:style-name="gr15" draw:text-style-name="P8" draw:layer="layout" svg:width="1.905cm" svg:height="1.27cm" svg:x="20.955cm" svg:y="4.445cm">
          <text:p text:style-name="P7">5</text:p>
          <draw:enhanced-geometry svg:viewBox="0 0 21600 21600" draw:type="rectangle" draw:enhanced-path="M 0 0 L 21600 0 21600 21600 0 21600 0 0 Z N"/>
        </draw:custom-shape>
        <draw:frame draw:style-name="gr13" draw:text-style-name="P15" draw:layer="layout" svg:width="0.883cm" svg:height="0.971cm" svg:x="19.685cm" svg:y="4.611cm">
          <draw:text-box>
            <text:p><text:span text:style-name="T10">a</text:span></text:p>
          </draw:text-box>
        </draw:frame>
        <draw:custom-shape draw:style-name="gr15" draw:text-style-name="P8" draw:layer="layout" svg:width="1.905cm" svg:height="1.27cm" svg:x="20.969cm" svg:y="6.445cm">
          <text:p text:style-name="P7">5</text:p>
          <draw:enhanced-geometry svg:viewBox="0 0 21600 21600" draw:type="rectangle" draw:enhanced-path="M 0 0 L 21600 0 21600 21600 0 21600 0 0 Z N"/>
        </draw:custom-shape>
        <draw:frame draw:style-name="gr13" draw:text-style-name="P15" draw:layer="layout" svg:width="0.883cm" svg:height="0.971cm" svg:x="19.699cm" svg:y="6.611cm">
          <draw:text-box>
            <text:p><text:span text:style-name="T10">b</text:span></text:p>
          </draw:text-box>
        </draw:frame>
        <presentation:notes draw:style-name="dp2">
          <office:forms form:automatic-focus="false" form:apply-design-mode="false"/>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Memory Diagram</text:span></text:p>
          </draw:text-box>
        </draw:frame>
        <draw:frame draw:style-name="gr16" draw:text-style-name="P21" draw:layer="layout" svg:width="14.98cm" svg:height="3.845cm" svg:x="2.54cm" svg:y="4.326cm">
          <draw:text-box>
            <text:p><text:span text:style-name="T25">int a = 5;</text:span></text:p>
            <text:p><text:span text:style-name="T25">int b = a;</text:span></text:p>
            <text:p><text:span text:style-name="T24">a = 3;</text:span><text:span text:style-name="T26"> // old value of a overwritten</text:span></text:p>
            <text:p/>
          </draw:text-box>
        </draw:frame>
        <draw:custom-shape draw:style-name="gr15" draw:text-style-name="P8" draw:layer="layout" svg:width="1.905cm" svg:height="1.27cm" svg:x="20.955cm" svg:y="4.445cm">
          <text:p text:style-name="P7"><text:span text:style-name="T27">5</text:span> <text:s/>3</text:p>
          <draw:enhanced-geometry svg:viewBox="0 0 21600 21600" draw:type="rectangle" draw:enhanced-path="M 0 0 L 21600 0 21600 21600 0 21600 0 0 Z N"/>
        </draw:custom-shape>
        <draw:frame draw:style-name="gr13" draw:text-style-name="P15" draw:layer="layout" svg:width="0.883cm" svg:height="0.971cm" svg:x="19.685cm" svg:y="4.611cm">
          <draw:text-box>
            <text:p><text:span text:style-name="T10">a</text:span></text:p>
          </draw:text-box>
        </draw:frame>
        <draw:custom-shape draw:style-name="gr15" draw:text-style-name="P8" draw:layer="layout" svg:width="1.905cm" svg:height="1.27cm" svg:x="20.969cm" svg:y="6.445cm">
          <text:p text:style-name="P7">5</text:p>
          <draw:enhanced-geometry svg:viewBox="0 0 21600 21600" draw:type="rectangle" draw:enhanced-path="M 0 0 L 21600 0 21600 21600 0 21600 0 0 Z N"/>
        </draw:custom-shape>
        <draw:frame draw:style-name="gr13" draw:text-style-name="P15" draw:layer="layout" svg:width="0.883cm" svg:height="0.971cm" svg:x="19.699cm" svg:y="6.611cm">
          <draw:text-box>
            <text:p><text:span text:style-name="T10">b</text:span></text:p>
          </draw:text-box>
        </draw:frame>
        <draw:line draw:style-name="gr17" draw:text-style-name="P22" draw:layer="layout" svg:x1="21.155cm" svg:y1="4.745cm" svg:x2="21.79cm" svg:y2="5.38cm">
          <text:p/>
        </draw:line>
        <presentation:notes draw:style-name="dp2">
          <office:forms form:automatic-focus="false" form:apply-design-mode="false"/>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Printing Variables</text:span></text:p>
          </draw:text-box>
        </draw:frame>
        <draw:frame draw:style-name="gr18" draw:text-style-name="P23" xml:id="id45" draw:id="id45" draw:layer="layout" svg:width="11.932cm" svg:height="1.691cm" svg:x="6.35cm" svg:y="4.445cm">
          <draw:text-box>
            <text:p text:style-name="P3"><text:span text:style-name="T26">String firstName = "Joan";</text:span></text:p>
            <text:p text:style-name="P3"><text:span text:style-name="T26">System.out.println(firstName);</text:span></text:p>
          </draw:text-box>
        </draw:frame>
        <draw:polyline draw:style-name="gr19" draw:text-style-name="P22" xml:id="id47" draw:id="id47" draw:layer="layout" svg:width="22.859cm" svg:height="0cm" svg:x="1.905cm" svg:y="6.92cm" svg:viewBox="0 0 22860 0" draw:points="0,0 22860,0">
          <text:p/>
        </draw:polyline>
        <draw:frame draw:style-name="gr20" draw:text-style-name="P24" xml:id="id48" draw:id="id48" draw:layer="layout" svg:width="2.263cm" svg:height="0.962cm" svg:x="3.175cm" svg:y="7.355cm">
          <draw:text-box>
            <text:p><text:span text:style-name="T5">output</text:span></text:p>
          </draw:text-box>
        </draw:frame>
        <draw:frame draw:style-name="gr21" draw:text-style-name="P25" xml:id="id49" draw:id="id49" draw:layer="layout" svg:width="2.026cm" svg:height="0.971cm" svg:x="6.35cm" svg:y="7.413cm">
          <draw:text-box>
            <text:p><text:span text:style-name="T28">Joan</text:span></text:p>
          </draw:text-box>
        </draw:frame>
        <draw:frame draw:style-name="gr22" draw:text-style-name="P24" xml:id="id46" draw:id="id46" draw:layer="layout" svg:width="3.952cm" svg:height="0.962cm" svg:x="1.976cm" svg:y="4.455cm">
          <draw:text-box>
            <text:p><text:span text:style-name="T5">source co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Printing Variables</text:span></text:p>
          </draw:text-box>
        </draw:frame>
        <draw:frame draw:style-name="gr23" draw:text-style-name="P26" xml:id="id50" draw:id="id50" draw:layer="layout" svg:width="21.457cm" svg:height="2.411cm" svg:x="6.35cm" svg:y="4.445cm">
          <draw:text-box>
            <text:p><text:span text:style-name="T26">String firstName = "Joan";</text:span></text:p>
            <text:p><text:span text:style-name="T26">System.out.print("The value of firstName is ");</text:span></text:p>
            <text:p><text:span text:style-name="T26">System.out.println(firstName);</text:span></text:p>
          </draw:text-box>
        </draw:frame>
        <draw:polyline draw:style-name="gr19" draw:text-style-name="P22" xml:id="id52" draw:id="id52" draw:layer="layout" svg:width="22.859cm" svg:height="0cm" svg:x="1.905cm" svg:y="7.92cm" svg:viewBox="0 0 22860 0" draw:points="0,0 22860,0">
          <text:p/>
        </draw:polyline>
        <draw:frame draw:style-name="gr20" draw:text-style-name="P24" xml:id="id53" draw:id="id53" draw:layer="layout" svg:width="2.263cm" svg:height="0.962cm" svg:x="3.175cm" svg:y="8.555cm">
          <draw:text-box>
            <text:p><text:span text:style-name="T5">output</text:span></text:p>
          </draw:text-box>
        </draw:frame>
        <draw:frame draw:style-name="gr24" draw:text-style-name="P25" xml:id="id54" draw:id="id54" draw:layer="layout" svg:width="11.932cm" svg:height="0.971cm" svg:x="6.35cm" svg:y="8.613cm">
          <draw:text-box>
            <text:p><text:span text:style-name="T28">The value of firstName is Joan</text:span></text:p>
          </draw:text-box>
        </draw:frame>
        <draw:frame draw:style-name="gr22" draw:text-style-name="P24" xml:id="id51" draw:id="id51" draw:layer="layout" svg:width="3.952cm" svg:height="0.962cm" svg:x="1.976cm" svg:y="4.455cm">
          <draw:text-box>
            <text:p><text:span text:style-name="T5">source co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draw:text-box>
              <text:p text:style-name="P27">Point out the blank after the word <text:span text:style-name="T5">is</text:span><text:span text:style-name="T6"> and note that it’s inside the quote marks. You might want to ask students what would happen if it were put outside the quote marks.</text:span></text:p>
            </draw:text-box>
          </draw:frame>
        </presentation:notes>
      </draw:page>
      <draw:page draw:name="page17"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Printing Variables</text:span></text:p>
          </draw:text-box>
        </draw:frame>
        <draw:frame draw:style-name="gr25" draw:text-style-name="P26" draw:layer="layout" svg:width="16.123cm" svg:height="5.291cm" svg:x="6.35cm" svg:y="4.584cm">
          <draw:text-box>
            <text:p><text:span text:style-name="T26">int hour = 11;</text:span></text:p>
            <text:p><text:span text:style-name="T26">int minute = 49;</text:span></text:p>
            <text:p><text:span text:style-name="T26">System.out.print("The current time is ");</text:span></text:p>
            <text:p><text:span text:style-name="T26">System.out.print(hour);</text:span></text:p>
            <text:p><text:span text:style-name="T26">System.out.print(":");</text:span></text:p>
            <text:p><text:span text:style-name="T26">System.out.print(minute);</text:span></text:p>
            <text:p><text:span text:style-name="T26">System.out.println(".");</text:span></text:p>
          </draw:text-box>
        </draw:frame>
        <draw:frame draw:style-name="gr20" draw:text-style-name="P24" draw:layer="layout" svg:width="2.263cm" svg:height="0.962cm" svg:x="2.182cm" svg:y="10.468cm">
          <draw:text-box>
            <text:p><text:span text:style-name="T5">output</text:span></text:p>
          </draw:text-box>
        </draw:frame>
        <draw:frame draw:style-name="gr26" draw:text-style-name="P25" draw:layer="layout" svg:width="10.408cm" svg:height="0.971cm" svg:x="6.35cm" svg:y="10.529cm">
          <draw:text-box>
            <text:p><text:span text:style-name="T28">The current time is 11:49.</text:span></text:p>
          </draw:text-box>
        </draw:frame>
        <draw:frame draw:style-name="gr22" draw:text-style-name="P24" draw:layer="layout" svg:width="3.952cm" svg:height="0.962cm" svg:x="1.976cm" svg:y="4.455cm">
          <draw:text-box>
            <text:p><text:span text:style-name="T5">source code</text:span></text:p>
          </draw:text-box>
        </draw:frame>
        <draw:line draw:style-name="gr19" draw:text-style-name="P22" draw:layer="layout" svg:x1="1.905cm" svg:y1="10.32cm" svg:x2="24.765cm" svg:y2="10.32cm">
          <text:p/>
        </draw:line>
        <presentation:notes draw:style-name="dp2">
          <office:forms form:automatic-focus="false" form:apply-design-mode="false"/>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draw:text-box>
              <text:p text:style-name="P5">There's an easier way to do this, called <text:span text:style-name="T5">concatenation</text:span><text:span text:style-name="T6">, which</text:span> we will see later in the chapter.</text:p>
            </draw:text-box>
          </draw:frame>
        </presentation:notes>
      </draw:page>
      <draw:page draw:name="page18"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Arithmetic Operators</text:span></text:p>
          </draw:text-box>
        </draw:frame>
        <draw:frame draw:style-name="gr27" draw:text-style-name="P26" draw:layer="layout" svg:width="21.457cm" svg:height="5.291cm" svg:x="6.35cm" svg:y="4.584cm">
          <draw:text-box>
            <text:p><text:span text:style-name="T26">int hour = 11;</text:span></text:p>
            <text:p><text:span text:style-name="T26">int minute = 49;</text:span></text:p>
            <text:p><text:span text:style-name="T26">System.out.print("Number of minutes since midnight: ");</text:span></text:p>
            <text:p><text:span text:style-name="T26">System.out.println(hour * 60 + minute);</text:span></text:p>
            <text:p><text:span text:style-name="T26"/></text:p>
          </draw:text-box>
        </draw:frame>
        <draw:frame draw:style-name="gr20" draw:text-style-name="P24" draw:layer="layout" svg:width="2.263cm" svg:height="0.962cm" svg:x="2.182cm" svg:y="10.468cm">
          <draw:text-box>
            <text:p><text:span text:style-name="T5">output</text:span></text:p>
          </draw:text-box>
        </draw:frame>
        <draw:frame draw:style-name="gr28" draw:text-style-name="P25" draw:layer="layout" svg:width="14.599cm" svg:height="0.971cm" svg:x="6.35cm" svg:y="10.629cm">
          <draw:text-box>
            <text:p><text:span text:style-name="T28">Number of minutes since midnight: 709</text:span></text:p>
          </draw:text-box>
        </draw:frame>
        <draw:frame draw:style-name="gr22" draw:text-style-name="P24" draw:layer="layout" svg:width="3.952cm" svg:height="0.962cm" svg:x="1.976cm" svg:y="4.455cm">
          <draw:text-box>
            <text:p><text:span text:style-name="T5">source code</text:span></text:p>
          </draw:text-box>
        </draw:frame>
        <draw:line draw:style-name="gr19" draw:text-style-name="P22" draw:layer="layout" svg:x1="1.905cm" svg:y1="10.32cm" svg:x2="24.765cm" svg:y2="10.32cm">
          <text:p/>
        </draw:line>
        <presentation:notes draw:style-name="dp2">
          <office:forms form:automatic-focus="false" form:apply-design-mode="false"/>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Arithmetic Operators</text:span></text:p>
          </draw:text-box>
        </draw:frame>
        <draw:frame draw:style-name="gr29" draw:text-style-name="P26" draw:layer="layout" svg:width="21.457cm" svg:height="3.851cm" svg:x="6.35cm" svg:y="4.584cm">
          <draw:text-box>
            <text:p><text:span text:style-name="T29">int hour = 11;</text:span></text:p>
            <text:p><text:span text:style-name="T29">int minute = 49;</text:span></text:p>
            <text:p><text:span text:style-name="T26">System.out.print("Number of minutes since midnight: ");</text:span></text:p>
            <text:p><text:span text:style-name="T26">System.out.println(hour * 60 + minute);</text:span></text:p>
            <text:p><text:span text:style-name="T26"/></text:p>
          </draw:text-box>
        </draw:frame>
        <draw:frame draw:style-name="gr22" draw:text-style-name="P24" draw:layer="layout" svg:width="3.952cm" svg:height="0.962cm" svg:x="1.976cm" svg:y="4.455cm">
          <draw:text-box>
            <text:p><text:span text:style-name="T5">source code</text:span></text:p>
          </draw:text-box>
        </draw:frame>
        <draw:custom-shape draw:style-name="gr15" draw:text-style-name="P8" draw:layer="layout" svg:width="1.905cm" svg:height="1.27cm" svg:x="9.511cm" svg:y="9.43cm">
          <text:p text:style-name="P7">11</text:p>
          <draw:enhanced-geometry svg:viewBox="0 0 21600 21600" draw:type="rectangle" draw:enhanced-path="M 0 0 L 21600 0 21600 21600 0 21600 0 0 Z N"/>
        </draw:custom-shape>
        <draw:frame draw:style-name="gr21" draw:text-style-name="P15" draw:layer="layout" svg:width="2.026cm" svg:height="0.971cm" svg:x="7.341cm" svg:y="9.596cm">
          <draw:text-box>
            <text:p><text:span text:style-name="T10">hour</text:span></text:p>
          </draw:text-box>
        </draw:frame>
        <draw:custom-shape draw:style-name="gr15" draw:text-style-name="P8" draw:layer="layout" svg:width="1.905cm" svg:height="1.27cm" svg:x="9.525cm" svg:y="11.43cm">
          <text:p text:style-name="P7">49</text:p>
          <draw:enhanced-geometry svg:viewBox="0 0 21600 21600" draw:type="rectangle" draw:enhanced-path="M 0 0 L 21600 0 21600 21600 0 21600 0 0 Z N"/>
        </draw:custom-shape>
        <draw:frame draw:style-name="gr30" draw:text-style-name="P15" draw:layer="layout" svg:width="2.788cm" svg:height="0.971cm" svg:x="6.655cm" svg:y="11.596cm">
          <draw:text-box>
            <text:p><text:span text:style-name="T10">minute</text:span></text:p>
          </draw:text-box>
        </draw:frame>
        <draw:frame draw:style-name="gr31" draw:text-style-name="P28" draw:layer="layout" svg:width="13.282cm" svg:height="0.806cm" svg:x="6.03cm" svg:y="8.255cm">
          <draw:text-box>
            <text:p><text:span text:style-name="T30">Here is the memory diagram after the first two statements.</text:span></text:p>
          </draw:text-box>
        </draw:frame>
        <presentation:notes draw:style-name="dp2">
          <office:forms form:automatic-focus="false" form:apply-design-mode="false"/>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Arithmetic Operators</text:span></text:p>
          </draw:text-box>
        </draw:frame>
        <draw:frame draw:style-name="gr29" draw:text-style-name="P26" draw:layer="layout" svg:width="21.457cm" svg:height="3.851cm" svg:x="6.35cm" svg:y="4.584cm">
          <draw:text-box>
            <text:p><text:span text:style-name="T26">int hour = 11;</text:span></text:p>
            <text:p><text:span text:style-name="T26">int minute = 49;</text:span></text:p>
            <text:p><text:span text:style-name="T26">System.out.print("Number of minutes since midnight: ");</text:span></text:p>
            <text:p><text:span text:style-name="T26">System.out.println(hour * 60 + minute);</text:span></text:p>
            <text:p><text:span text:style-name="T26"/></text:p>
          </draw:text-box>
        </draw:frame>
        <draw:frame draw:style-name="gr22" draw:text-style-name="P24" draw:layer="layout" svg:width="3.952cm" svg:height="0.962cm" svg:x="1.976cm" svg:y="4.455cm">
          <draw:text-box>
            <text:p><text:span text:style-name="T5">source code</text:span></text:p>
          </draw:text-box>
        </draw:frame>
        <draw:custom-shape draw:style-name="gr15" draw:text-style-name="P8" xml:id="id1" draw:id="id1" draw:layer="layout" svg:width="1.905cm" svg:height="1.27cm" svg:x="9.511cm" svg:y="9.43cm">
          <text:p text:style-name="P7">11</text:p>
          <draw:enhanced-geometry svg:viewBox="0 0 21600 21600" draw:type="rectangle" draw:enhanced-path="M 0 0 L 21600 0 21600 21600 0 21600 0 0 Z N"/>
        </draw:custom-shape>
        <draw:frame draw:style-name="gr21" draw:text-style-name="P29" draw:layer="layout" svg:width="2.026cm" svg:height="0.971cm" svg:x="7.341cm" svg:y="9.596cm">
          <draw:text-box>
            <text:p><text:span text:style-name="T31">hour</text:span></text:p>
          </draw:text-box>
        </draw:frame>
        <draw:custom-shape draw:style-name="gr15" draw:text-style-name="P8" draw:layer="layout" svg:width="1.905cm" svg:height="1.27cm" svg:x="9.525cm" svg:y="11.43cm">
          <text:p text:style-name="P7">49</text:p>
          <draw:enhanced-geometry svg:viewBox="0 0 21600 21600" draw:type="rectangle" draw:enhanced-path="M 0 0 L 21600 0 21600 21600 0 21600 0 0 Z N"/>
        </draw:custom-shape>
        <draw:frame draw:style-name="gr30" draw:text-style-name="P15" draw:layer="layout" svg:width="2.788cm" svg:height="0.971cm" svg:x="6.655cm" svg:y="11.596cm">
          <draw:text-box>
            <text:p><text:span text:style-name="T10">minute</text:span></text:p>
          </draw:text-box>
        </draw:frame>
        <draw:frame draw:style-name="gr32" draw:text-style-name="P28" draw:layer="layout" svg:width="10.48cm" svg:height="0.806cm" svg:x="6.03cm" svg:y="8.255cm">
          <draw:text-box>
            <text:p><text:span text:style-name="T30">Java uses the current values of the variables:</text:span></text:p>
          </draw:text-box>
        </draw:frame>
        <draw:frame draw:style-name="gr33" draw:text-style-name="P30" draw:layer="layout" svg:width="7.36cm" svg:height="0.972cm" svg:x="13.97cm" svg:y="10.458cm">
          <draw:text-box>
            <text:p><text:span text:style-name="T29">hour</text:span><text:span text:style-name="T26"> * 60 + minute</text:span></text:p>
          </draw:text-box>
        </draw:frame>
        <draw:frame draw:style-name="gr34" draw:text-style-name="P21" xml:id="id2" draw:id="id2" draw:layer="layout" svg:width="1.158cm" svg:height="0.962cm" svg:x="14.405cm" svg:y="11.43cm">
          <draw:text-box>
            <text:p>11</text:p>
          </draw:text-box>
        </draw:frame>
        <draw:connector draw:style-name="gr35" draw:text-style-name="P22" draw:layer="layout" draw:type="curve" svg:x1="11.416cm" svg:y1="10.065cm" svg:x2="14.405cm" svg:y2="11.911cm" draw:start-shape="id1" draw:start-glue-point="1" draw:end-shape="id2" draw:end-glue-point="3" svg:d="M11416 10065c2262 0 768 1846 2989 1846" svg:viewBox="0 0 2990 1847">
          <text:p/>
        </draw:connector>
        <presentation:notes draw:style-name="dp2">
          <office:forms form:automatic-focus="false" form:apply-design-mode="false"/>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Arithmetic Operators</text:span></text:p>
          </draw:text-box>
        </draw:frame>
        <draw:frame draw:style-name="gr29" draw:text-style-name="P26" draw:layer="layout" svg:width="21.457cm" svg:height="3.851cm" svg:x="6.35cm" svg:y="4.584cm">
          <draw:text-box>
            <text:p><text:span text:style-name="T26">int hour = 11;</text:span></text:p>
            <text:p><text:span text:style-name="T26">int minute = 49;</text:span></text:p>
            <text:p><text:span text:style-name="T26">System.out.print("Number of minutes since midnight: ");</text:span></text:p>
            <text:p><text:span text:style-name="T26">System.out.println(hour * 60 + minute);</text:span></text:p>
            <text:p><text:span text:style-name="T26"/></text:p>
          </draw:text-box>
        </draw:frame>
        <draw:frame draw:style-name="gr22" draw:text-style-name="P24" draw:layer="layout" svg:width="3.952cm" svg:height="0.962cm" svg:x="1.976cm" svg:y="4.455cm">
          <draw:text-box>
            <text:p><text:span text:style-name="T5">source code</text:span></text:p>
          </draw:text-box>
        </draw:frame>
        <draw:custom-shape draw:style-name="gr15" draw:text-style-name="P8" draw:layer="layout" svg:width="1.905cm" svg:height="1.27cm" svg:x="9.511cm" svg:y="9.43cm">
          <text:p text:style-name="P7">11</text:p>
          <draw:enhanced-geometry svg:viewBox="0 0 21600 21600" draw:type="rectangle" draw:enhanced-path="M 0 0 L 21600 0 21600 21600 0 21600 0 0 Z N"/>
        </draw:custom-shape>
        <draw:frame draw:style-name="gr21" draw:text-style-name="P31" draw:layer="layout" svg:width="2.026cm" svg:height="0.971cm" svg:x="7.341cm" svg:y="9.596cm">
          <draw:text-box>
            <text:p><text:span text:style-name="T32">hour</text:span></text:p>
          </draw:text-box>
        </draw:frame>
        <draw:custom-shape draw:style-name="gr15" draw:text-style-name="P8" xml:id="id3" draw:id="id3" draw:layer="layout" svg:width="1.905cm" svg:height="1.27cm" svg:x="9.525cm" svg:y="11.43cm">
          <text:p text:style-name="P7">49</text:p>
          <draw:enhanced-geometry svg:viewBox="0 0 21600 21600" draw:type="rectangle" draw:enhanced-path="M 0 0 L 21600 0 21600 21600 0 21600 0 0 Z N"/>
        </draw:custom-shape>
        <draw:frame draw:style-name="gr30" draw:text-style-name="P29" draw:layer="layout" svg:width="2.788cm" svg:height="0.971cm" svg:x="6.655cm" svg:y="11.596cm">
          <draw:text-box>
            <text:p><text:span text:style-name="T31">minute</text:span></text:p>
          </draw:text-box>
        </draw:frame>
        <draw:frame draw:style-name="gr32" draw:text-style-name="P28" draw:layer="layout" svg:width="10.48cm" svg:height="0.806cm" svg:x="6.03cm" svg:y="8.255cm">
          <draw:text-box>
            <text:p><text:span text:style-name="T30">Java uses the current values of the variables:</text:span></text:p>
          </draw:text-box>
        </draw:frame>
        <draw:frame draw:style-name="gr36" draw:text-style-name="P30" draw:layer="layout" svg:width="7.36cm" svg:height="1.691cm" svg:x="13.97cm" svg:y="10.458cm">
          <draw:text-box>
            <text:p><text:span text:style-name="T33"><text:s text:c="2"/></text:span><text:span text:style-name="T33">11</text:span><text:span text:style-name="T26"> * 60 + </text:span><text:span text:style-name="T29">minute</text:span></text:p>
          </draw:text-box>
        </draw:frame>
        <draw:frame draw:style-name="gr37" draw:text-style-name="P15" xml:id="id4" draw:id="id4" draw:layer="layout" svg:width="1.264cm" svg:height="0.971cm" svg:x="19.285cm" svg:y="11.571cm">
          <draw:text-box>
            <text:p><text:span text:style-name="T10">49</text:span></text:p>
          </draw:text-box>
        </draw:frame>
        <draw:connector draw:style-name="gr38" draw:text-style-name="P22" draw:layer="layout" draw:type="curve" svg:x1="11.43cm" svg:y1="12.065cm" svg:x2="19.285cm" svg:y2="12.056cm" draw:start-shape="id3" draw:start-glue-point="1" draw:end-shape="id4" draw:end-glue-point="3" svg:d="M11430 12065c5911 0 1984-9 7855-9" svg:viewBox="0 0 7856 10">
          <text:p/>
        </draw:connector>
        <presentation:notes draw:style-name="dp2">
          <office:forms form:automatic-focus="false" form:apply-design-mode="false"/>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Arithmetic Operators</text:span></text:p>
          </draw:text-box>
        </draw:frame>
        <draw:frame draw:style-name="gr29" draw:text-style-name="P26" draw:layer="layout" svg:width="21.457cm" svg:height="3.851cm" svg:x="6.35cm" svg:y="4.584cm">
          <draw:text-box>
            <text:p><text:span text:style-name="T26">int hour = 11;</text:span></text:p>
            <text:p><text:span text:style-name="T26">int minute = 49;</text:span></text:p>
            <text:p><text:span text:style-name="T26">System.out.print("Number of minutes since midnight: ");</text:span></text:p>
            <text:p><text:span text:style-name="T26">System.out.println(hour * 60 + minute);</text:span></text:p>
            <text:p><text:span text:style-name="T26"/></text:p>
          </draw:text-box>
        </draw:frame>
        <draw:frame draw:style-name="gr22" draw:text-style-name="P24" draw:layer="layout" svg:width="3.952cm" svg:height="0.962cm" svg:x="1.976cm" svg:y="4.455cm">
          <draw:text-box>
            <text:p><text:span text:style-name="T5">source code</text:span></text:p>
          </draw:text-box>
        </draw:frame>
        <draw:custom-shape draw:style-name="gr15" draw:text-style-name="P8" draw:layer="layout" svg:width="1.905cm" svg:height="1.27cm" svg:x="9.511cm" svg:y="9.43cm">
          <text:p text:style-name="P7">11</text:p>
          <draw:enhanced-geometry svg:viewBox="0 0 21600 21600" draw:type="rectangle" draw:enhanced-path="M 0 0 L 21600 0 21600 21600 0 21600 0 0 Z N"/>
        </draw:custom-shape>
        <draw:frame draw:style-name="gr21" draw:text-style-name="P31" draw:layer="layout" svg:width="2.026cm" svg:height="0.971cm" svg:x="7.341cm" svg:y="9.596cm">
          <draw:text-box>
            <text:p><text:span text:style-name="T32">hour</text:span></text:p>
          </draw:text-box>
        </draw:frame>
        <draw:custom-shape draw:style-name="gr15" draw:text-style-name="P8" draw:layer="layout" svg:width="1.905cm" svg:height="1.27cm" svg:x="9.525cm" svg:y="11.43cm">
          <text:p text:style-name="P7">49</text:p>
          <draw:enhanced-geometry svg:viewBox="0 0 21600 21600" draw:type="rectangle" draw:enhanced-path="M 0 0 L 21600 0 21600 21600 0 21600 0 0 Z N"/>
        </draw:custom-shape>
        <draw:frame draw:style-name="gr30" draw:text-style-name="P32" draw:layer="layout" svg:width="2.788cm" svg:height="0.971cm" svg:x="6.655cm" svg:y="11.596cm">
          <draw:text-box>
            <text:p><text:span text:style-name="T34">minute</text:span></text:p>
          </draw:text-box>
        </draw:frame>
        <draw:frame draw:style-name="gr39" draw:text-style-name="P28" draw:layer="layout" svg:width="10.158cm" svg:height="0.806cm" svg:x="6.03cm" svg:y="8.255cm">
          <draw:text-box>
            <text:p><text:span text:style-name="T30">Multiplication has precedence over addition:</text:span></text:p>
          </draw:text-box>
        </draw:frame>
        <draw:frame draw:style-name="gr40" draw:text-style-name="P30" draw:layer="layout" svg:width="7.36cm" svg:height="2.411cm" svg:x="13.97cm" svg:y="10.458cm">
          <draw:text-box>
            <text:p><text:span text:style-name="T33"><text:s text:c="2"/></text:span><text:span text:style-name="T33">11</text:span><text:span text:style-name="T26"> * 60 + 49</text:span></text:p>
            <text:p><text:span text:style-name="T26"><text:s text:c="5"/></text:span><text:span text:style-name="T26">660 <text:s/>+ 49</text:span></text:p>
            <text:p><text:span text:style-name="T26"><text:s text:c="8"/></text:span><text:span text:style-name="T29">709</text:span></text:p>
          </draw:text-box>
        </draw:frame>
        <presentation:notes draw:style-name="dp2">
          <office:forms form:automatic-focus="false" form:apply-design-mode="false"/>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Division: Unexpected Results</text:span></text:p>
          </draw:text-box>
        </draw:frame>
        <draw:frame draw:style-name="gr41" draw:text-style-name="P26" xml:id="id55" draw:id="id55" draw:layer="layout" svg:width="21.457cm" svg:height="3.131cm" svg:x="6.35cm" svg:y="4.584cm">
          <draw:text-box>
            <text:p><text:span text:style-name="T26">int minute = 49;</text:span></text:p>
            <text:p><text:span text:style-name="T26">System.out.print("Fraction of hour that has passed: ");</text:span></text:p>
            <text:p><text:span text:style-name="T26">System.out.println(minute / 60);</text:span></text:p>
            <text:p><text:span text:style-name="T26"/></text:p>
          </draw:text-box>
        </draw:frame>
        <draw:frame draw:style-name="gr22" draw:text-style-name="P24" xml:id="id56" draw:id="id56" draw:layer="layout" svg:width="3.952cm" svg:height="0.962cm" svg:x="1.976cm" svg:y="4.455cm">
          <draw:text-box>
            <text:p><text:span text:style-name="T5">source code</text:span></text:p>
          </draw:text-box>
        </draw:frame>
        <draw:frame draw:style-name="gr20" draw:text-style-name="P24" xml:id="id57" draw:id="id57" draw:layer="layout" svg:width="2.263cm" svg:height="0.962cm" svg:x="2.182cm" svg:y="7.368cm">
          <draw:text-box>
            <text:p><text:span text:style-name="T5">output</text:span></text:p>
          </draw:text-box>
        </draw:frame>
        <draw:polyline draw:style-name="gr19" draw:text-style-name="P22" xml:id="id58" draw:id="id58" draw:layer="layout" svg:width="22.859cm" svg:height="0cm" svg:x="1.905cm" svg:y="7.22cm" svg:viewBox="0 0 22860 0" draw:points="0,0 22860,0">
          <text:p/>
        </draw:polyline>
        <draw:frame draw:style-name="gr42" draw:text-style-name="P25" xml:id="id59" draw:id="id59" draw:layer="layout" svg:width="13.837cm" svg:height="0.971cm" svg:x="6.351cm" svg:y="7.53cm">
          <draw:text-box>
            <text:p><text:span text:style-name="T28">Fraction of hour that has passed: 0</text:span></text:p>
          </draw:text-box>
        </draw:frame>
        <draw:frame draw:style-name="gr43" draw:text-style-name="P21" draw:layer="layout" svg:width="17.973cm" svg:height="3.113cm" svg:x="3.81cm" svg:y="9.975cm">
          <draw:text-box>
            <text:p xml:id="id60" text:id="id60">Integers divided by integers always give an integer as a result.</text:p>
            <text:p/>
            <text:p xml:id="id61" text:id="id61" text:style-name="P20"><text:span text:style-name="T10">13 / 5 → 2</text:span></text:p>
            <text:p xml:id="id62" text:id="id62" text:style-name="P20"><text:span text:style-name="T10">27 / 4 →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Floating Point Numbers</text:span></text:p>
          </draw:text-box>
        </draw:frame>
        <draw:frame presentation:style-name="pr4" draw:text-style-name="P5" draw:layer="layout" svg:width="25.199cm" svg:height="9.134cm" svg:x="1.4cm" svg:y="3.685cm" presentation:class="outline">
          <draw:text-box>
            <text:list text:style-name="L2">
              <text:list-item>
                <text:p xml:id="id63" text:id="id63">Numbers with decimal points</text:p>
              </text:list-item>
              <text:list-item>
                <text:p xml:id="id64" text:id="id64">Two data types:</text:p>
                <text:list>
                  <text:list-item>
                    <text:p xml:id="id65" text:id="id65"><text:span text:style-name="T10">float</text:span> (32 bits, ~ 7 digits precision)</text:p>
                  </text:list-item>
                  <text:list-item>
                    <text:p xml:id="id66" text:id="id66"><text:span text:style-name="T10">double</text:span> (64 bits, ~15 digits precision)</text:p>
                  </text:list-item>
                </text:list>
              </text:list-item>
              <text:list-item>
                <text:p xml:id="id67" text:id="id67"><text:span text:style-name="T10">double</text:span> is the default for literals like <text:span text:style-name="T10">3.75</text:span></text:p>
              </text:list-item>
              <text:list-item>
                <text:p xml:id="id68" text:id="id68">Use <text:span text:style-name="T10">double</text:span> in preference to <text:span text:style-name="T10">floa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Dividing </text:span><text:span text:style-name="T35">dou</text:span><text:span text:style-name="T36">bl</text:span><text:span text:style-name="T35">e</text:span><text:span text:style-name="T37"> values</text:span></text:p>
          </draw:text-box>
        </draw:frame>
        <draw:frame draw:style-name="gr41" draw:text-style-name="P26" draw:layer="layout" svg:width="21.457cm" svg:height="3.131cm" svg:x="6.35cm" svg:y="4.584cm">
          <draw:text-box>
            <text:p><text:span text:style-name="T26">double minute = 49.0;</text:span></text:p>
            <text:p><text:span text:style-name="T26">System.out.print("Fraction of hour that has passed: ");</text:span></text:p>
            <text:p><text:span text:style-name="T26">System.out.println(minute / 60.0);</text:span></text:p>
            <text:p><text:span text:style-name="T26"/></text:p>
          </draw:text-box>
        </draw:frame>
        <draw:frame draw:style-name="gr22" draw:text-style-name="P33" draw:layer="layout" svg:width="3.952cm" svg:height="0.962cm" svg:x="1.976cm" svg:y="4.455cm">
          <draw:text-box>
            <text:p><text:span text:style-name="T38">source code</text:span></text:p>
          </draw:text-box>
        </draw:frame>
        <draw:frame draw:style-name="gr20" draw:text-style-name="P24" draw:layer="layout" svg:width="2.263cm" svg:height="0.962cm" svg:x="2.182cm" svg:y="7.368cm">
          <draw:text-box>
            <text:p><text:span text:style-name="T5">output</text:span></text:p>
          </draw:text-box>
        </draw:frame>
        <draw:line draw:style-name="gr19" draw:text-style-name="P22" draw:layer="layout" svg:x1="1.905cm" svg:y1="7.22cm" svg:x2="24.765cm" svg:y2="7.22cm">
          <text:p/>
        </draw:line>
        <draw:frame draw:style-name="gr44" draw:text-style-name="P34" draw:layer="layout" svg:width="18.113cm" svg:height="0.971cm" svg:x="6.352cm" svg:y="7.531cm">
          <draw:text-box>
            <text:p><text:span text:style-name="T39">Fraction of hour that has passed: 0.8166666666666667</text:span></text:p>
          </draw:text-box>
        </draw:frame>
        <presentation:notes draw:style-name="dp2">
          <office:forms form:automatic-focus="false" form:apply-design-mode="false"/>
          <draw:page-thumbnail draw:style-name="gr1" draw:layer="layout" svg:width="18.624cm" svg:height="10.476cm" svg:x="1.482cm" svg:y="2.123cm" draw:page-number="25" presentation:class="page"/>
          <draw:frame presentation:style-name="pr3" draw:text-style-name="P1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Dividing </text:span><text:span text:style-name="T35">double</text:span><text:span text:style-name="T37"> values</text:span></text:p>
          </draw:text-box>
        </draw:frame>
        <draw:frame draw:style-name="gr41" draw:text-style-name="P26" xml:id="id69" draw:id="id69" draw:layer="layout" svg:width="21.457cm" svg:height="3.131cm" svg:x="6.35cm" svg:y="4.584cm">
          <draw:text-box>
            <text:p><text:span text:style-name="T26">double fraction = 3 / 5;</text:span></text:p>
            <text:p><text:span text:style-name="T26">System.out.print("fraction is ");</text:span></text:p>
            <text:p><text:span text:style-name="T26">System.out.println(fraction);</text:span></text:p>
            <text:p><text:span text:style-name="T26"/></text:p>
          </draw:text-box>
        </draw:frame>
        <draw:frame draw:style-name="gr22" draw:text-style-name="P33" xml:id="id70" draw:id="id70" draw:layer="layout" svg:width="3.952cm" svg:height="0.962cm" svg:x="1.976cm" svg:y="4.455cm">
          <draw:text-box>
            <text:p><text:span text:style-name="T38">source code</text:span></text:p>
          </draw:text-box>
        </draw:frame>
        <draw:frame draw:style-name="gr20" draw:text-style-name="P24" xml:id="id71" draw:id="id71" draw:layer="layout" svg:width="2.263cm" svg:height="0.962cm" svg:x="2.182cm" svg:y="7.368cm">
          <draw:text-box>
            <text:p><text:span text:style-name="T5">output</text:span></text:p>
          </draw:text-box>
        </draw:frame>
        <draw:polyline draw:style-name="gr19" draw:text-style-name="P22" xml:id="id72" draw:id="id72" draw:layer="layout" svg:width="22.859cm" svg:height="0cm" svg:x="1.905cm" svg:y="7.22cm" svg:viewBox="0 0 22860 0" draw:points="0,0 22860,0">
          <text:p/>
        </draw:polyline>
        <draw:frame draw:style-name="gr26" draw:text-style-name="P34" xml:id="id73" draw:id="id73" draw:layer="layout" svg:width="10.408cm" svg:height="0.971cm" svg:x="6.352cm" svg:y="7.531cm">
          <draw:text-box>
            <text:p><text:span text:style-name="T39">fraction is 0.0</text:span></text:p>
          </draw:text-box>
        </draw:frame>
        <draw:frame draw:style-name="gr45" draw:text-style-name="P16" draw:layer="layout" svg:width="8.871cm" svg:height="1.195cm" svg:x="6.299cm" svg:y="9.525cm">
          <draw:text-box>
            <text:p xml:id="id74" text:id="id74"><text:span text:style-name="T8">How did this happ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26" presentation:class="page"/>
          <draw:frame presentation:style-name="pr3" draw:text-style-name="P14" draw:layer="layout" svg:width="17.271cm" svg:height="12.572cm" svg:x="2.159cm" svg:y="13.271cm" presentation:class="notes">
            <draw:text-box>
              <text:p text:style-name="P35">You might want to point this out for Python programmers, who are used to seeing 0.6 as the result.</text:p>
            </draw:text-box>
          </draw:frame>
        </presentation:notes>
      </draw:page>
      <draw:page draw:name="page27"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Dividing </text:span><text:span text:style-name="T35">double</text:span><text:span text:style-name="T37"> values</text:span></text:p>
          </draw:text-box>
        </draw:frame>
        <draw:frame draw:style-name="gr46" draw:text-style-name="P26" draw:layer="layout" svg:width="12.694cm" svg:height="1.212cm" svg:x="3.65cm" svg:y="4.584cm">
          <draw:text-box>
            <text:p><text:span text:style-name="T40">double fraction</text:span><text:span text:style-name="T41"> =</text:span><text:span text:style-name="T25"> </text:span><text:span text:style-name="T24">3 / 5</text:span><text:span text:style-name="T25">;</text:span></text:p>
          </draw:text-box>
        </draw:frame>
        <draw:frame draw:style-name="gr47" draw:text-style-name="P36" draw:layer="layout" svg:width="18.882cm" svg:height="2.055cm" svg:x="5.05cm" svg:y="6.985cm">
          <draw:text-box>
            <text:list text:style-name="L1">
              <text:list-item>
                <text:p><text:span text:style-name="T42">Java looks at the right hand side first.</text:span></text:p>
              </text:list-item>
            </text:list>
          </draw:text-box>
        </draw:frame>
        <presentation:notes draw:style-name="dp1">
          <office:forms form:automatic-focus="false" form:apply-design-mode="false"/>
          <draw:page-thumbnail draw:style-name="gr1" draw:layer="layout" svg:width="18.624cm" svg:height="10.476cm" svg:x="1.482cm" svg:y="2.123cm" draw:page-number="27" presentation:class="page"/>
          <draw:frame presentation:style-name="pr3" draw:text-style-name="P1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Dividing </text:span><text:span text:style-name="T35">double</text:span><text:span text:style-name="T37"> values</text:span></text:p>
          </draw:text-box>
        </draw:frame>
        <draw:frame draw:style-name="gr46" draw:text-style-name="P26" draw:layer="layout" svg:width="10.795cm" svg:height="1.212cm" svg:x="3.65cm" svg:y="4.584cm">
          <draw:text-box>
            <text:p><text:span text:style-name="T40">double fraction</text:span><text:span text:style-name="T41"> =</text:span><text:span text:style-name="T25"> </text:span><text:span text:style-name="T24">0</text:span><text:span text:style-name="T25">;</text:span></text:p>
          </draw:text-box>
        </draw:frame>
        <draw:frame draw:style-name="gr47" draw:text-style-name="P36" draw:layer="layout" svg:width="18.882cm" svg:height="2.055cm" svg:x="5.05cm" svg:y="6.985cm">
          <draw:text-box>
            <text:list text:style-name="L1">
              <text:list-item>
                <text:p><text:span text:style-name="T42">Integer three divided by integer five is integer zero.</text:span></text:p>
              </text:list-item>
            </text:list>
          </draw:text-box>
        </draw:frame>
        <presentation:notes draw:style-name="dp1">
          <office:forms form:automatic-focus="false" form:apply-design-mode="false"/>
          <draw:page-thumbnail draw:style-name="gr1" draw:layer="layout" svg:width="18.624cm" svg:height="10.476cm" svg:x="1.482cm" svg:y="2.123cm" draw:page-number="28" presentation:class="page"/>
          <draw:frame presentation:style-name="pr3" draw:text-style-name="P1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Dividing </text:span><text:span text:style-name="T35">double</text:span><text:span text:style-name="T37"> values</text:span></text:p>
          </draw:text-box>
        </draw:frame>
        <draw:frame draw:style-name="gr46" draw:text-style-name="P26" draw:layer="layout" svg:width="10.795cm" svg:height="1.212cm" svg:x="3.65cm" svg:y="4.584cm">
          <draw:text-box>
            <text:p><text:span text:style-name="T43">double fraction</text:span><text:span text:style-name="T41"> =</text:span><text:span text:style-name="T25"> 0;</text:span></text:p>
          </draw:text-box>
        </draw:frame>
        <draw:frame draw:style-name="gr48" draw:text-style-name="P36" draw:layer="layout" svg:width="19.715cm" svg:height="2.055cm" svg:x="5.05cm" svg:y="6.985cm">
          <draw:text-box>
            <text:list text:style-name="L1">
              <text:list-item>
                <text:p><text:span text:style-name="T42">Now Java looks at the left hand side and creates the double variable named fraction.</text:span></text:p>
                <text:p><text:span text:style-name="T42"/></text:p>
              </text:list-item>
            </text:list>
          </draw:text-box>
        </draw:frame>
        <draw:line draw:style-name="gr49" draw:text-style-name="P22" draw:layer="layout" svg:x1="17.445cm" svg:y1="3.81cm" svg:x2="17.445cm" svg:y2="6.35cm">
          <text:p/>
        </draw:line>
        <draw:custom-shape draw:style-name="gr15" draw:text-style-name="P8" draw:layer="layout" svg:width="1.905cm" svg:height="1.27cm" svg:x="21.368cm" svg:y="4.58cm">
          <text:p/>
          <draw:enhanced-geometry svg:viewBox="0 0 21600 21600" draw:type="rectangle" draw:enhanced-path="M 0 0 L 21600 0 21600 21600 0 21600 0 0 Z N"/>
        </draw:custom-shape>
        <draw:frame draw:style-name="gr50" draw:text-style-name="P15" draw:layer="layout" svg:width="3.55cm" svg:height="0.971cm" svg:x="17.793cm" svg:y="4.744cm">
          <draw:text-box>
            <text:p><text:span text:style-name="T10">fraction</text:span></text:p>
          </draw:text-box>
        </draw:frame>
        <presentation:notes draw:style-name="dp1">
          <office:forms form:automatic-focus="false" form:apply-design-mode="false"/>
          <draw:page-thumbnail draw:style-name="gr1" draw:layer="layout" svg:width="18.624cm" svg:height="10.476cm" svg:x="1.482cm" svg:y="2.123cm" draw:page-number="29" presentation:class="page"/>
          <draw:frame presentation:style-name="pr3" draw:text-style-name="P1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Dividing </text:span><text:span text:style-name="T35">double</text:span><text:span text:style-name="T37"> values</text:span></text:p>
          </draw:text-box>
        </draw:frame>
        <draw:frame draw:style-name="gr46" draw:text-style-name="P26" draw:layer="layout" svg:width="10.795cm" svg:height="1.212cm" svg:x="3.65cm" svg:y="4.584cm">
          <draw:text-box>
            <text:p><text:span text:style-name="T43">double fraction</text:span><text:span text:style-name="T41"> =</text:span><text:span text:style-name="T25"> 0;</text:span></text:p>
          </draw:text-box>
        </draw:frame>
        <draw:frame draw:style-name="gr51" draw:text-style-name="P36" draw:layer="layout" svg:width="19.715cm" svg:height="2.055cm" svg:x="5.05cm" svg:y="6.985cm">
          <draw:text-box>
            <text:list text:style-name="L1">
              <text:list-item>
                <text:p><text:span text:style-name="T42">The integer 0 is promoted to a </text:span><text:span text:style-name="T44">double</text:span><text:span text:style-name="T42"> 0.0 and assigned to the </text:span><text:span text:style-name="T44">fraction</text:span><text:span text:style-name="T42"> variable.</text:span></text:p>
              </text:list-item>
            </text:list>
          </draw:text-box>
        </draw:frame>
        <draw:custom-shape draw:style-name="gr15" draw:text-style-name="P37" draw:layer="layout" svg:width="1.905cm" svg:height="1.27cm" svg:x="21.355cm" svg:y="4.58cm">
          <text:p text:style-name="P7"><text:span text:style-name="T10">0.0</text:span></text:p>
          <draw:enhanced-geometry svg:viewBox="0 0 21600 21600" draw:type="rectangle" draw:enhanced-path="M 0 0 L 21600 0 21600 21600 0 21600 0 0 Z N"/>
        </draw:custom-shape>
        <draw:frame draw:style-name="gr50" draw:text-style-name="P15" draw:layer="layout" svg:width="3.55cm" svg:height="0.971cm" svg:x="17.78cm" svg:y="4.744cm">
          <draw:text-box>
            <text:p><text:span text:style-name="T10">fraction</text:span></text:p>
          </draw:text-box>
        </draw:frame>
        <draw:line draw:style-name="gr49" draw:text-style-name="P22" draw:layer="layout" svg:x1="17.445cm" svg:y1="3.81cm" svg:x2="17.445cm" svg:y2="6.35cm">
          <text:p/>
        </draw:line>
        <draw:ellipse draw:style-name="gr10" draw:text-style-name="P20" draw:layer="layout" svg:width="3.175cm" svg:height="1.369cm" svg:x="10.16cm" svg:y="3.81cm" draw:kind="arc" draw:start-angle="356.97" draw:end-angle="180.07">
          <text:p/>
        </draw:ellipse>
        <presentation:notes draw:style-name="dp1">
          <office:forms form:automatic-focus="false" form:apply-design-mode="false"/>
          <draw:page-thumbnail draw:style-name="gr1" draw:layer="layout" svg:width="18.624cm" svg:height="10.476cm" svg:x="1.482cm" svg:y="2.123cm" draw:page-number="30" presentation:class="page"/>
          <draw:frame presentation:style-name="pr3" draw:text-style-name="P1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Dividing </text:span><text:span text:style-name="T35">double</text:span><text:span text:style-name="T37"> values – The Solution</text:span></text:p>
          </draw:text-box>
        </draw:frame>
        <draw:frame draw:style-name="gr52" draw:text-style-name="P36" xml:id="id75" draw:id="id75" draw:layer="layout" svg:width="24.375cm" svg:height="1.235cm" svg:x="2.54cm" svg:y="3.21cm">
          <draw:text-box>
            <text:list text:style-name="L1">
              <text:list-item>
                <text:p><text:span text:style-name="T42">If either operand (or both) is </text:span><text:span text:style-name="T44">double</text:span><text:span text:style-name="T42">, the result will be a </text:span><text:span text:style-name="T44">double</text:span><text:span text:style-name="T42">.</text:span></text:p>
              </text:list-item>
            </text:list>
          </draw:text-box>
        </draw:frame>
        <draw:frame draw:style-name="gr53" draw:text-style-name="P15" xml:id="id76" draw:id="id76" draw:layer="layout" svg:width="6.217cm" svg:height="3.131cm" svg:x="10.218cm" svg:y="4.615cm">
          <draw:text-box>
            <text:p><text:span text:style-name="T10">3 / 5 <text:s text:c="4"/>→ 0</text:span></text:p>
            <text:p><text:span text:style-name="T10">3.0 / 5 <text:s text:c="2"/>→ 0.6</text:span></text:p>
            <text:p><text:span text:style-name="T10">3 / 5.0 <text:s text:c="2"/>→ 0.6</text:span></text:p>
            <text:p><text:span text:style-name="T10">3.0 / 5.0 → 0.6</text:span></text:p>
          </draw:text-box>
        </draw:frame>
        <draw:frame draw:style-name="gr54" draw:text-style-name="P36" draw:layer="layout" svg:width="22.65cm" svg:height="2.055cm" svg:x="2.54cm" svg:y="7.82cm">
          <draw:text-box>
            <text:list text:style-name="L1">
              <text:list-item>
                <text:p xml:id="id77" text:id="id77"><text:span text:style-name="T42">What if both operands are integer values?</text:span></text:p>
              </text:list-item>
              <text:list-item>
                <text:p xml:id="id78" text:id="id78"><text:span text:style-name="T42">Multiply one of the operands by 1.0 to promote it to </text:span><text:span text:style-name="T44">double</text:span><text:span text:style-name="T42">.</text:span></text:p>
              </text:list-item>
            </text:list>
          </draw:text-box>
        </draw:frame>
        <draw:frame draw:style-name="gr55" draw:text-style-name="P15" draw:layer="layout" svg:width="20.695cm" svg:height="2.411cm" svg:x="5.507cm" svg:y="10.017cm">
          <draw:text-box>
            <text:p xml:id="id79" text:id="id79"><text:span text:style-name="T10">int totalSales = 47;</text:span><text:span text:style-name="T10"><text:line-break/></text:span><text:span text:style-name="T10">int itemsSold = 11;</text:span><text:span text:style-name="T10"><text:line-break/></text:span><text:span text:style-name="T10">double averagePrice = (1.0 * totalSales) / itemsSold;</text:span></text:p>
          </draw:text-box>
        </draw:frame>
        <draw:frame draw:style-name="gr56" draw:text-style-name="P38" draw:layer="layout" svg:width="15.729cm" svg:height="0.878cm" svg:x="6.136cm" svg:y="13.335cm">
          <draw:text-box>
            <text:p xml:id="id80" text:id="id80"><text:span text:style-name="T45">We will see another way of solving this problem in Chapter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0"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31" presentation:class="page"/>
          <draw:frame presentation:style-name="pr3" draw:text-style-name="P1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draw:text-box>
            <text:p text:style-name="P3"><text:span text:style-name="T1">Floating Point Rounding Errors</text:span></text:p>
          </draw:text-box>
        </draw:frame>
        <draw:frame draw:style-name="gr57" draw:text-style-name="P21" draw:layer="layout" svg:width="24.13cm" svg:height="7.424cm" svg:x="1.905cm" svg:y="6.485cm">
          <draw:text-box>
            <text:p xml:id="id83" text:id="id83">In binary notation, 0.1 is a repeating decimal. That means you can have similar rounding errors:<text:line-break/><text:line-break/><text:span text:style-name="T46"> <text:s text:c="3"/>System.out.println(0.1 * 10);</text:span><text:span text:style-name="T46"><text:line-break/></text:span><text:span text:style-name="T46"> <text:s text:c="3"/>System.out.println(0.1 + 0.1 + 0.1 + 0.1 + 0.1</text:span><text:span text:style-name="T46"><text:line-break/></text:span><text:span text:style-name="T46"> <text:s text:c="6"/>+ 0.1 + 0.1 + 0.1 + 0.1 + 0.1);</text:span></text:p>
            <text:p><text:span text:style-name="T46"/></text:p>
            <text:p xml:id="id84" text:id="id84"><text:span text:style-name="T47">The output on many systems will be:</text:span><text:span text:style-name="T47"><text:line-break/></text:span><text:span text:style-name="T46"> <text:s text:c="3"/>1.0</text:span><text:span text:style-name="T46"><text:line-break/></text:span><text:span text:style-name="T46"> <text:s text:c="3"/>0.99999999</text:span></text:p>
          </draw:text-box>
        </draw:frame>
        <draw:frame draw:style-name="gr58" draw:text-style-name="P21" draw:layer="layout" svg:width="19.751cm" svg:height="3.095cm" svg:x="1.906cm" svg:y="2.977cm">
          <draw:text-box>
            <text:p xml:id="id81" text:id="id81">In decimal notation, repeating decimals can't be represented exactly:</text:p>
            <text:p/>
            <text:p xml:id="id82" text:id="id82"><text:span text:style-name="T48"><text:tab/></text:span><text:span text:style-name="T49">1</text:span><text:span text:style-name="T48">/</text:span><text:span text:style-name="T50">3</text:span><text:span text:style-name="T48"> + </text:span><text:span text:style-name="T49">1</text:span><text:span text:style-name="T48">/</text:span><text:span text:style-name="T50">3</text:span><text:span text:style-name="T48"> + </text:span><text:span text:style-name="T51">1</text:span>/<text:span text:style-name="T52">3</text:span> → 1<text:line-break/> <text:s text:c="6"/>0.333 + 0.333 + 0.333 → 0.99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32" presentation:class="page"/>
          <draw:frame presentation:style-name="pr3" draw:text-style-name="P1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draw:text-box>
            <text:p text:style-name="P3"><text:span text:style-name="T1">String Operations</text:span></text:p>
          </draw:text-box>
        </draw:frame>
        <draw:frame draw:style-name="gr59" draw:text-style-name="P21" xml:id="id85" draw:id="id85" draw:layer="layout" svg:width="22.478cm" svg:height="1.018cm" svg:x="3.175cm" svg:y="2.994cm">
          <draw:text-box>
            <text:p>The addition operator <text:span text:style-name="T5">concatenates</text:span><text:span text:style-name="T6"> </text:span><text:span text:style-name="T53">String</text:span><text:span text:style-name="T6"> variables (joins them end to end):</text:span></text:p>
          </draw:text-box>
        </draw:frame>
        <draw:frame draw:style-name="gr24" draw:text-style-name="P15" xml:id="id86" draw:id="id86" draw:layer="layout" svg:width="11.932cm" svg:height="0.971cm" svg:x="7.62cm" svg:y="4.415cm">
          <draw:text-box>
            <text:p><text:span text:style-name="T10">"book" + "shelf" → "bookshelf"</text:span></text:p>
          </draw:text-box>
        </draw:frame>
        <draw:frame draw:style-name="gr60" draw:text-style-name="P21" xml:id="id87" draw:id="id87" draw:layer="layout" svg:width="20.022cm" svg:height="0.962cm" svg:x="3.175cm" svg:y="5.65cm">
          <draw:text-box>
            <text:p>When adding strings and numbers, numbers are promoted to strings: </text:p>
          </draw:text-box>
        </draw:frame>
        <draw:frame draw:style-name="gr26" draw:text-style-name="P15" xml:id="id88" draw:id="id88" draw:layer="layout" svg:width="10.408cm" svg:height="0.971cm" svg:x="8.796cm" svg:y="6.716cm">
          <draw:text-box>
            <text:p><text:span text:style-name="T10">3 + " wishes" → "3 wish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33" presentation:class="page"/>
          <draw:frame presentation:style-name="pr3" draw:text-style-name="P14" draw:layer="layout" svg:width="17.271cm" svg:height="12.572cm" svg:x="2.159cm" svg:y="13.271cm" presentation:class="notes" presentation:placeholder="true" presentation:user-transformed="true">
            <draw:text-box/>
          </draw:frame>
        </presentation:notes>
      </draw:page>
      <draw:page draw:name="page34"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String Operations</text:span></text:p>
          </draw:text-box>
        </draw:frame>
        <draw:frame draw:style-name="gr25" draw:text-style-name="P26" draw:layer="layout" svg:width="16.123cm" svg:height="5.291cm" svg:x="6.35cm" svg:y="4.584cm">
          <draw:text-box>
            <text:p text:style-name="P40"><text:span text:style-name="T26">int hour = 11;</text:span></text:p>
            <text:p text:style-name="P40"><text:span text:style-name="T26">int minute = 49;</text:span></text:p>
            <text:p text:style-name="P40"><text:span text:style-name="T26">System.out.print("The current time is ");</text:span></text:p>
            <text:p text:style-name="P40"><text:span text:style-name="T26">System.out.print(hour);</text:span></text:p>
            <text:p text:style-name="P40"><text:span text:style-name="T26">System.out.print(":");</text:span></text:p>
            <text:p text:style-name="P40"><text:span text:style-name="T26">System.out.print(minute);</text:span></text:p>
            <text:p text:style-name="P40"><text:span text:style-name="T26">System.out.println(".");</text:span></text:p>
          </draw:text-box>
        </draw:frame>
        <draw:frame draw:style-name="gr22" draw:text-style-name="P33" draw:layer="layout" svg:width="3.952cm" svg:height="0.962cm" svg:x="1.976cm" svg:y="4.455cm">
          <draw:text-box>
            <text:p text:style-name="P40"><text:span text:style-name="T5">source code</text:span></text:p>
          </draw:text-box>
        </draw:frame>
        <draw:frame draw:style-name="gr61" draw:text-style-name="P41" draw:layer="layout" svg:width="17.181cm" svg:height="0.962cm" svg:x="3.175cm" svg:y="11.323cm">
          <draw:text-box>
            <text:p>We can use + to concatenate strings and simplify this code:</text:p>
          </draw:text-box>
        </draw:frame>
        <presentation:notes draw:style-name="dp1">
          <office:forms form:automatic-focus="false" form:apply-design-mode="false"/>
          <draw:page-thumbnail draw:style-name="gr1" draw:layer="layout" svg:width="18.624cm" svg:height="10.476cm" svg:x="1.482cm" svg:y="2.123cm" draw:page-number="34" presentation:class="page"/>
          <draw:frame presentation:style-name="pr3" draw:text-style-name="P14" draw:layer="layout" svg:width="17.271cm" svg:height="12.572cm" svg:x="2.159cm" svg:y="13.271cm" presentation:class="notes">
            <draw:text-box>
              <text:p text:style-name="P35">There's an easier way to do this, called <text:span text:style-name="T5">concatenation</text:span><text:span text:style-name="T6">, which</text:span> we will see later in the chapter.</text:p>
            </draw:text-box>
          </draw:frame>
        </presentation:notes>
      </draw:page>
      <draw:page draw:name="page35" draw:style-name="dp1" draw:master-page-name="Default" presentation:presentation-page-layout-name="AL2T1">
        <office:forms form:automatic-focus="false" form:apply-design-mode="false"/>
        <draw:frame presentation:style-name="pr5" draw:text-style-name="P13" draw:layer="layout" svg:width="25.199cm" svg:height="2.629cm" svg:x="1.4cm" svg:y="0.628cm" presentation:class="title">
          <draw:text-box>
            <text:p text:style-name="P3"><text:span text:style-name="T4">String Operators</text:span></text:p>
          </draw:text-box>
        </draw:frame>
        <draw:frame draw:style-name="gr25" draw:text-style-name="P26" draw:layer="layout" svg:width="16.123cm" svg:height="5.291cm" svg:x="6.35cm" svg:y="4.584cm">
          <draw:text-box>
            <text:p text:style-name="P40"><text:span text:style-name="T26">int hour = 11;</text:span></text:p>
            <text:p text:style-name="P40"><text:span text:style-name="T26">int minute = 49;</text:span></text:p>
            <text:p text:style-name="P40"><text:span text:style-name="T26">System.out.println("The current time is "</text:span></text:p>
            <text:p text:style-name="P40"><text:span text:style-name="T26"><text:s text:c="3"/></text:span><text:span text:style-name="T26">+ hour + ":" + minute + ".");</text:span></text:p>
          </draw:text-box>
        </draw:frame>
        <draw:frame draw:style-name="gr20" draw:text-style-name="P33" draw:layer="layout" svg:width="2.263cm" svg:height="0.962cm" svg:x="2.182cm" svg:y="10.468cm">
          <draw:text-box>
            <text:p text:style-name="P40"><text:span text:style-name="T5">output</text:span></text:p>
          </draw:text-box>
        </draw:frame>
        <draw:frame draw:style-name="gr26" draw:text-style-name="P25" draw:layer="layout" svg:width="10.408cm" svg:height="0.971cm" svg:x="6.35cm" svg:y="10.529cm">
          <draw:text-box>
            <text:p text:style-name="P40"><text:span text:style-name="T28">The current time is 11:49.</text:span></text:p>
          </draw:text-box>
        </draw:frame>
        <draw:frame draw:style-name="gr22" draw:text-style-name="P33" draw:layer="layout" svg:width="3.952cm" svg:height="0.962cm" svg:x="1.976cm" svg:y="4.455cm">
          <draw:text-box>
            <text:p text:style-name="P40"><text:span text:style-name="T5">source code</text:span></text:p>
          </draw:text-box>
        </draw:frame>
        <draw:line draw:style-name="gr19" draw:text-style-name="P22" draw:layer="layout" svg:x1="1.905cm" svg:y1="10.32cm" svg:x2="24.765cm" svg:y2="10.32cm">
          <text:p/>
        </draw:line>
        <presentation:notes draw:style-name="dp1">
          <office:forms form:automatic-focus="false" form:apply-design-mode="false"/>
          <draw:page-thumbnail draw:style-name="gr1" draw:layer="layout" svg:width="18.624cm" svg:height="10.476cm" svg:x="1.482cm" svg:y="2.123cm" draw:page-number="35" presentation:class="page"/>
          <draw:frame presentation:style-name="pr3" draw:text-style-name="P14" draw:layer="layout" svg:width="17.271cm" svg:height="12.572cm" svg:x="2.159cm" svg:y="13.271cm" presentation:class="notes">
            <draw:text-box>
              <text:p text:style-name="P35">There's an easier way to do this, called <text:span text:style-name="T5">concatenation</text:span><text:span text:style-name="T6">, which</text:span> we will see later in the chapter.</text:p>
            </draw:text-box>
          </draw:frame>
        </presentation:notes>
      </draw:page>
      <draw:page draw:name="page36"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draw:text-box>
            <text:p text:style-name="P3"><text:span text:style-name="T1">Order of Operations</text:span></text:p>
          </draw:text-box>
        </draw:frame>
        <draw:frame draw:style-name="gr62" draw:text-style-name="P42" draw:layer="layout" svg:width="22.225cm" svg:height="0.962cm" svg:x="2.54cm" svg:y="6.796cm">
          <draw:text-box>
            <text:p xml:id="id91" text:id="id91" text:style-name="P40">In this example, both numbers are promoted to String:</text:p>
          </draw:text-box>
        </draw:frame>
        <draw:frame draw:style-name="gr63" draw:text-style-name="P43" draw:layer="layout" svg:width="15.361cm" svg:height="0.971cm" svg:x="5.685cm" svg:y="5.318cm">
          <draw:text-box>
            <text:p xml:id="id90" text:id="id90" text:style-name="P40"><text:span text:style-name="T10">46 + 30 + " trombones" → "76 trombones"</text:span></text:p>
          </draw:text-box>
        </draw:frame>
        <draw:frame draw:style-name="gr64" draw:text-style-name="P42" draw:layer="layout" svg:width="22.225cm" svg:height="1.673cm" svg:x="2.541cm" svg:y="3.552cm">
          <draw:text-box>
            <text:p xml:id="id89" text:id="id89" text:style-name="P40">Multiple additions occur from left to right. <text:s/>In this example, the first + adds integers; the second + adds that number to a string:</text:p>
          </draw:text-box>
        </draw:frame>
        <draw:frame draw:style-name="gr65" draw:text-style-name="P43" draw:layer="layout" svg:width="10.027cm" svg:height="0.971cm" svg:x="8.352cm" svg:y="7.919cm">
          <draw:text-box>
            <text:p xml:id="id92" text:id="id92" text:style-name="P40"><text:span text:style-name="T10">"Car " + 5 + 4 → "Car 5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2" anim:sub-item="text" smil:attributeName="visibility" smil:to="visible"/>
                </anim:par>
              </anim:par>
            </anim:par>
          </anim:seq>
        </anim:par>
        <presentation:notes draw:style-name="dp1">
          <office:forms form:automatic-focus="false" form:apply-design-mode="false"/>
          <draw:page-thumbnail draw:style-name="gr1" draw:layer="layout" svg:width="18.624cm" svg:height="10.476cm" svg:x="1.482cm" svg:y="2.123cm" draw:page-number="36" presentation:class="page"/>
          <draw:frame presentation:style-name="pr3" draw:text-style-name="P1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draw:text-box>
            <text:p text:style-name="P3"><text:span text:style-name="T1">Order of Operations</text:span></text:p>
          </draw:text-box>
        </draw:frame>
        <draw:frame draw:style-name="gr59" draw:text-style-name="P42" xml:id="id93" draw:id="id93" draw:layer="layout" svg:width="22.478cm" svg:height="1.018cm" svg:x="3.175cm" svg:y="3.594cm">
          <draw:text-box>
            <text:p text:style-name="P40">Similarly, this expression evaluates to <text:span text:style-name="T10">"Cloud 36"</text:span>:</text:p>
          </draw:text-box>
        </draw:frame>
        <draw:frame draw:style-name="gr66" draw:text-style-name="P43" xml:id="id94" draw:id="id94" draw:layer="layout" svg:width="11.551cm" svg:height="0.971cm" svg:x="8.225cm" svg:y="4.715cm">
          <draw:text-box>
            <text:p text:style-name="P40"><text:span text:style-name="T10">"Cloud " + 3 + 6 → "Cloud 36"</text:span></text:p>
          </draw:text-box>
        </draw:frame>
        <draw:frame draw:style-name="gr64" draw:text-style-name="P42" xml:id="id95" draw:id="id95" draw:layer="layout" svg:width="16.51cm" svg:height="1.673cm" svg:x="3.175cm" svg:y="6.55cm">
          <draw:text-box>
            <text:p text:style-name="P40">If you want to do the numeric addition first, you can use parentheses to change the order of operations:</text:p>
          </draw:text-box>
        </draw:frame>
        <draw:frame draw:style-name="gr24" draw:text-style-name="P43" xml:id="id96" draw:id="id96" draw:layer="layout" svg:width="11.932cm" svg:height="0.971cm" svg:x="8.034cm" svg:y="8.516cm">
          <draw:text-box>
            <text:p text:style-name="P40"><text:span text:style-name="T10">"Cloud " + (3 + 6) → "Cloud 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seq>
        </anim:par>
        <presentation:notes draw:style-name="dp1">
          <office:forms form:automatic-focus="false" form:apply-design-mode="false"/>
          <draw:page-thumbnail draw:style-name="gr1" draw:layer="layout" svg:width="18.624cm" svg:height="10.476cm" svg:x="1.482cm" svg:y="2.123cm" draw:page-number="37" presentation:class="page"/>
          <draw:frame presentation:style-name="pr3" draw:text-style-name="P1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presentation:user-transformed="true">
          <draw:text-box>
            <text:p text:style-name="P3"><text:span text:style-name="T1">Order of Operations</text:span></text:p>
          </draw:text-box>
        </draw:frame>
        <draw:frame draw:style-name="standard" draw:layer="layout" svg:width="10.069cm" svg:height="5.996cm" svg:x="8.931cm" svg:y="3.254cm">
          <table:table table:template-name="default" table:use-banding-rows-styles="true">
            <table:table-column table:style-name="co3"/>
            <table:table-column table:style-name="co4"/>
            <table:table-row table:style-name="ro1">
              <table:table-cell table:style-name="ce5">
                <text:p text:style-name="P40"><text:span text:style-name="T7">( )</text:span></text:p>
              </table:table-cell>
              <table:table-cell table:style-name="ce7">
                <text:p text:style-name="P44"><text:span text:style-name="T54">Parentheses</text:span></text:p>
              </table:table-cell>
            </table:table-row>
            <table:table-row table:style-name="ro1">
              <table:table-cell table:style-name="ce8">
                <text:p text:style-name="P45"><text:span text:style-name="T7">* /</text:span></text:p>
              </table:table-cell>
              <table:table-cell table:style-name="ce4">
                <text:p text:style-name="P40"><text:span text:style-name="T55">Multiplication and Division</text:span></text:p>
              </table:table-cell>
            </table:table-row>
            <table:table-row table:style-name="ro1">
              <table:table-cell table:style-name="ce9">
                <text:p text:style-name="P46"><text:span text:style-name="T7">+ -</text:span></text:p>
              </table:table-cell>
              <table:table-cell table:style-name="ce4">
                <text:p text:style-name="P40"><text:span text:style-name="T55">Addition and Subtraction</text:span></text:p>
              </table:table-cell>
            </table:table-row>
          </table:table>
          <draw:image xlink:href="Pictures/TablePreview2.svm" xlink:type="simple" xlink:show="embed" xlink:actuate="onLoad"/>
        </draw:frame>
        <draw:frame draw:style-name="gr67" draw:text-style-name="P33" draw:layer="layout" svg:width="16.991cm" svg:height="0.962cm" svg:x="5.597cm" svg:y="10.16cm">
          <draw:text-box>
            <text:p text:style-name="P40"><text:span text:style-name="T5">Operations of equal precedence are performed left to right.</text:span></text:p>
          </draw:text-box>
        </draw:frame>
        <presentation:notes draw:style-name="dp1">
          <office:forms form:automatic-focus="false" form:apply-design-mode="false"/>
          <draw:page-thumbnail draw:style-name="gr1" draw:layer="layout" svg:width="18.624cm" svg:height="10.476cm" svg:x="1.482cm" svg:y="2.123cm" draw:page-number="38" presentation:class="page"/>
          <draw:frame presentation:style-name="pr3" draw:text-style-name="P1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draw:text-box>
            <text:p text:style-name="P3"><text:span text:style-name="T1">Types of Errors</text:span></text:p>
          </draw:text-box>
        </draw:frame>
        <draw:frame presentation:style-name="pr4" draw:text-style-name="P5" draw:layer="layout" svg:width="25.199cm" svg:height="9.134cm" svg:x="1.4cm" svg:y="3.685cm" presentation:class="outline">
          <draw:text-box>
            <text:list text:style-name="L2">
              <text:list-item>
                <text:p xml:id="id97" text:id="id97">Compile-time (syntax) Errors</text:p>
              </text:list-item>
              <text:list-item>
                <text:p xml:id="id98" text:id="id98">Run-time Errors</text:p>
              </text:list-item>
              <text:list-item>
                <text:p xml:id="id99" text:id="id99">Logic Erro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seq>
        </anim:par>
        <presentation:notes draw:style-name="dp2">
          <draw:page-thumbnail draw:style-name="gr1" draw:layer="layout" svg:width="18.624cm" svg:height="10.476cm" svg:x="1.482cm" svg:y="2.123cm" draw:page-number="39" presentation:class="page"/>
          <draw:frame presentation:style-name="pr3" draw:text-style-name="P1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draw:text-box>
            <text:p text:style-name="P3"><text:span text:style-name="T1">Compile-time Errors</text:span></text:p>
          </draw:text-box>
        </draw:frame>
        <draw:frame presentation:style-name="pr4" draw:text-style-name="P5" draw:layer="layout" svg:width="25.199cm" svg:height="9.134cm" svg:x="1.4cm" svg:y="3.685cm" presentation:class="outline">
          <draw:text-box>
            <text:list text:style-name="L2">
              <text:list-item>
                <text:p xml:id="id100" text:id="id100">Violating the rules of the Java language</text:p>
                <text:list>
                  <text:list-item>
                    <text:p xml:id="id101" text:id="id101">Missing/extra parentheses</text:p>
                  </text:list-item>
                  <text:list-item>
                    <text:p xml:id="id102" text:id="id102">Missing semicolons</text:p>
                  </text:list-item>
                  <text:list-item>
                    <text:p xml:id="id103" text:id="id103">Mis-capitalized keywords</text:p>
                  </text:list-item>
                  <text:list-item>
                    <text:p xml:id="id104" text:id="id104">Non-existent variables</text:p>
                  </text:list-item>
                  <text:list-item>
                    <text:p xml:id="id105" text:id="id105">...and many mo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seq>
        </anim:par>
        <presentation:notes draw:style-name="dp2">
          <draw:page-thumbnail draw:style-name="gr1" draw:layer="layout" svg:width="18.624cm" svg:height="10.476cm" svg:x="1.482cm" svg:y="2.123cm" draw:page-number="40" presentation:class="page"/>
          <draw:frame presentation:style-name="pr3" draw:text-style-name="P1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draw:text-box>
            <text:p text:style-name="P3"><text:span text:style-name="T1">Compile-time Errors</text:span></text:p>
          </draw:text-box>
        </draw:frame>
        <draw:frame draw:style-name="gr68" draw:text-style-name="P21" draw:layer="layout" svg:width="17.647cm" svg:height="5.282cm" svg:x="3.81cm" svg:y="2.81cm">
          <draw:text-box>
            <text:p><text:span text:style-name="T56">1</text:span><text:span text:style-name="T10"> public class Example {</text:span><text:span text:style-name="T10"><text:line-break/></text:span><text:span text:style-name="T56">2</text:span><text:span text:style-name="T10"> <text:s text:c="4"/>public static void main(String[] args) </text:span><text:span text:style-name="T10"><text:line-break/></text:span><text:span text:style-name="T56">3</text:span><text:span text:style-name="T10"> <text:s text:c="8"/>System.out.println("First print")</text:span><text:span text:style-name="T10"><text:line-break/></text:span><text:span text:style-name="T56">4</text:span><text:span text:style-name="T10"> <text:s text:c="8"/>System.out.println("Second print");</text:span><text:span text:style-name="T10"><text:line-break/></text:span><text:span text:style-name="T56">5</text:span><text:span text:style-name="T10"> <text:s text:c="4"/>}</text:span><text:span text:style-name="T10"><text:line-break/></text:span><text:span text:style-name="T56">6</text:span><text:span text:style-name="T10"> }</text:span></text:p>
            <text:p/>
          </draw:text-box>
        </draw:frame>
        <draw:custom-shape draw:style-name="gr69" draw:text-style-name="P48" draw:layer="layout" svg:width="2.605cm" svg:height="1.27cm" svg:x="22.795cm" svg:y="3.88cm">
          <text:p text:style-name="P47"><text:span text:style-name="T57">missing {</text:span></text:p>
          <draw:enhanced-geometry svg:viewBox="0 0 21600 21600" draw:text-areas="800 800 20800 20800" draw:type="round-rectangular-callout" draw:modifiers="-12656.6385264774 2481.195908733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0" draw:text-style-name="P22" draw:layer="layout" svg:x1="2.54cm" svg:y1="7.89cm" svg:x2="26.035cm" svg:y2="7.89cm">
          <text:p/>
        </draw:line>
        <draw:frame draw:style-name="gr71" draw:text-style-name="P21" draw:layer="layout" svg:width="17.012cm" svg:height="7.654cm" svg:x="4.445cm" svg:y="8.525cm">
          <draw:text-box>
            <text:p><text:span text:style-name="T58"/></text:p>
            <text:p><text:span text:style-name="T58">Example.java:2: error: ';' expected</text:span></text:p>
            <text:p><text:span text:style-name="T58"><text:s text:c="4"/></text:span><text:span text:style-name="T58">public static void main(String[] args) </text:span></text:p>
            <text:p><text:span text:style-name="T58"><text:s text:c="42"/></text:span><text:span text:style-name="T58">^</text:span></text:p>
            <text:p><text:span text:style-name="T58">Example.java:4: error: &lt;identifier&gt; expected</text:span></text:p>
            <text:p><text:span text:style-name="T58"><text:s text:c="8"/></text:span><text:span text:style-name="T58">System.out.println("Second print");</text:span></text:p>
            <text:p><text:span text:style-name="T58"><text:s text:c="26"/></text:span><text:span text:style-name="T58">^</text:span></text:p>
            <text:p><text:span text:style-name="T58">Example.java:4: error: illegal start of type</text:span></text:p>
            <text:p><text:span text:style-name="T58"><text:s text:c="8"/></text:span><text:span text:style-name="T58">System.out.println("Second print");</text:span></text:p>
            <text:p><text:span text:style-name="T58"><text:s text:c="27"/></text:span><text:span text:style-name="T58">^</text:span></text:p>
            <text:p><text:span text:style-name="T58">Example.java:6: error: class, interface, enum, or record expected</text:span></text:p>
            <text:p><text:span text:style-name="T58">}</text:span></text:p>
            <text:p><text:span text:style-name="T58">^</text:span></text:p>
            <text:p><text:span text:style-name="T58">4 errors</text:span></text:p>
            <text:p/>
          </draw:text-box>
        </draw:frame>
        <draw:frame draw:style-name="gr62" draw:text-style-name="P24" draw:layer="layout" svg:width="18.415cm" svg:height="0.962cm" svg:x="3.175cm" svg:y="8.055cm">
          <draw:text-box>
            <text:p><text:span text:style-name="T5">Sometimes one error can cause a </text:span><text:span text:style-name="T59">cascade</text:span><text:span text:style-name="T5"> of error messages:</text:span></text:p>
          </draw:text-box>
        </draw:frame>
        <presentation:notes draw:style-name="dp2">
          <office:forms form:automatic-focus="false" form:apply-design-mode="false"/>
          <draw:page-thumbnail draw:style-name="gr1" draw:layer="layout" svg:width="18.624cm" svg:height="10.476cm" svg:x="1.482cm" svg:y="2.123cm" draw:page-number="41" presentation:class="page"/>
          <draw:frame presentation:style-name="pr3" draw:text-style-name="P14" draw:layer="layout" svg:width="17.271cm" svg:height="12.572cm" svg:x="2.159cm" svg:y="13.271cm" presentation:class="notes">
            <draw:text-box>
              <text:p text:style-name="P35">Think of it like buttoning a shirt wrong – once once button is out of place, the rest of them are too.</text:p>
            </draw:text-box>
          </draw:frame>
        </presentation:notes>
      </draw:page>
      <draw:page draw:name="page42"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draw:text-box>
            <text:p text:style-name="P3"><text:span text:style-name="T1">Compile-time Errors</text:span></text:p>
          </draw:text-box>
        </draw:frame>
        <draw:frame draw:style-name="gr72" draw:text-style-name="P21" draw:layer="layout" svg:width="18.409cm" svg:height="5.282cm" svg:x="3.81cm" svg:y="2.81cm">
          <draw:text-box>
            <text:p><text:span text:style-name="T56">1</text:span><text:span text:style-name="T10"> public class Example {</text:span><text:span text:style-name="T10"><text:line-break/></text:span><text:span text:style-name="T56">2</text:span><text:span text:style-name="T10"> <text:s text:c="4"/>public static void main(String[] args) { </text:span><text:span text:style-name="T10"><text:line-break/></text:span><text:span text:style-name="T56">3</text:span><text:span text:style-name="T10"> <text:s text:c="8"/>System.out.println("First print")</text:span><text:span text:style-name="T10"><text:line-break/></text:span><text:span text:style-name="T56">4</text:span><text:span text:style-name="T10"> <text:s text:c="8"/>System.out.println("Second print");</text:span><text:span text:style-name="T10"><text:line-break/></text:span><text:span text:style-name="T56">5</text:span><text:span text:style-name="T10"> <text:s text:c="4"/></text:span><text:span text:style-name="T10"><text:line-break/></text:span><text:span text:style-name="T56">6</text:span><text:span text:style-name="T10"> }</text:span></text:p>
            <text:p/>
          </draw:text-box>
        </draw:frame>
        <draw:custom-shape draw:style-name="gr73" draw:text-style-name="P48" draw:layer="layout" svg:width="5.215cm" svg:height="1.27cm" svg:x="8.12cm" svg:y="6.05cm">
          <text:p text:style-name="P47"><text:span text:style-name="T57">missing } on line 5</text:span></text:p>
          <draw:enhanced-geometry svg:viewBox="0 0 21600 21600" draw:text-areas="800 800 20800 20800" draw:type="round-rectangular-callout" draw:modifiers="-6323.46625766871 2481.195908733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0" draw:text-style-name="P22" draw:layer="layout" svg:x1="2.54cm" svg:y1="7.89cm" svg:x2="26.035cm" svg:y2="7.89cm">
          <text:p/>
        </draw:line>
        <draw:frame draw:style-name="gr64" draw:text-style-name="P24" draw:layer="layout" svg:width="18.415cm" svg:height="1.673cm" svg:x="3.175cm" svg:y="8.055cm">
          <draw:text-box>
            <text:p><text:span text:style-name="T5">Java gives an error for the line where it “gave up” and couldn't make a valid program out of what it was parsing:</text:span></text:p>
          </draw:text-box>
        </draw:frame>
        <draw:frame draw:style-name="gr74" draw:text-style-name="P15" draw:layer="layout" svg:width="21.838cm" svg:height="3.851cm" svg:x="2.48cm" svg:y="10.16cm">
          <draw:text-box>
            <text:p><text:span text:style-name="T10">Example.java:6: error: reached end of file while parsing</text:span></text:p>
            <text:p><text:span text:style-name="T10">}</text:span></text:p>
            <text:p><text:span text:style-name="T10"><text:s/></text:span><text:span text:style-name="T10">^</text:span></text:p>
            <text:p><text:span text:style-name="T10">1 error</text:span></text:p>
            <text:p><text:span text:style-name="T10"/></text:p>
          </draw:text-box>
        </draw:frame>
        <draw:custom-shape draw:style-name="gr73" draw:text-style-name="P48" draw:layer="layout" svg:width="5.215cm" svg:height="1.27cm" svg:x="8.755cm" svg:y="12.065cm">
          <text:p text:style-name="P47"><text:span text:style-name="T57">reports error at line 6</text:span></text:p>
          <draw:enhanced-geometry svg:viewBox="0 0 21600 21600" draw:text-areas="800 800 20800 20800" draw:type="round-rectangular-callout" draw:modifiers="-2824.23312883436 -16076.78992918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8.624cm" svg:height="10.476cm" svg:x="1.482cm" svg:y="2.123cm" draw:page-number="42" presentation:class="page"/>
          <draw:frame presentation:style-name="pr3" draw:text-style-name="P14" draw:layer="layout" svg:width="17.271cm" svg:height="12.572cm" svg:x="2.159cm" svg:y="13.271cm" presentation:class="notes">
            <draw:text-box>
              <text:p text:style-name="P35">Think again about buttoning a shirt wrong – when do you find out that it’s wrong? When you get to the bottom and there’s an extra button with no place to put it. The error didn’t happen at the bottom, but that’s where you can’t go any further.</text:p>
            </draw:text-box>
          </draw:frame>
        </presentation:notes>
      </draw:page>
      <draw:page draw:name="page43"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draw:text-box>
            <text:p text:style-name="P3"><text:span text:style-name="T1">Run-time Errors</text:span></text:p>
          </draw:text-box>
        </draw:frame>
        <draw:frame presentation:style-name="pr4" draw:text-style-name="P5" draw:layer="layout" svg:width="25.199cm" svg:height="9.134cm" svg:x="1.4cm" svg:y="3.685cm" presentation:class="outline">
          <draw:text-box>
            <text:list text:style-name="L2">
              <text:list-item>
                <text:p xml:id="id106" text:id="id106">Appear after the program has started running</text:p>
                <text:list>
                  <text:list-item>
                    <text:p xml:id="id107" text:id="id107">Also called <text:span text:style-name="T5">Exceptions</text:span></text:p>
                  </text:list-item>
                  <text:list-item>
                    <text:p xml:id="id108" text:id="id108">Division by zero</text:p>
                  </text:list-item>
                  <text:list-item>
                    <text:p xml:id="id109" text:id="id109">Going out of bounds in an array (Chapter 7)</text:p>
                  </text:list-item>
                  <text:list-item>
                    <text:p xml:id="id110" text:id="id110">Errors when reading/writing files (Chapter 18)</text:p>
                  </text:list-item>
                  <text:list-item>
                    <text:p xml:id="id111" text:id="id111">...and many mo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seq>
        </anim:par>
        <presentation:notes draw:style-name="dp2">
          <draw:page-thumbnail draw:style-name="gr1" draw:layer="layout" svg:width="18.624cm" svg:height="10.476cm" svg:x="1.482cm" svg:y="2.123cm" draw:page-number="43" presentation:class="page"/>
          <draw:frame presentation:style-name="pr3" draw:text-style-name="P1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draw:text-box>
            <text:p text:style-name="P3"><text:span text:style-name="T1">Run-time Errors</text:span></text:p>
          </draw:text-box>
        </draw:frame>
        <draw:frame draw:style-name="gr75" draw:text-style-name="P42" draw:layer="layout" svg:width="20.314cm" svg:height="6.722cm" svg:x="3.81cm" svg:y="2.81cm">
          <draw:text-box>
            <text:p text:style-name="P40"><text:span text:style-name="T60">1</text:span><text:span text:style-name="T61"> public class Example {</text:span><text:span text:style-name="T61"><text:line-break/></text:span><text:span text:style-name="T60">2</text:span><text:span text:style-name="T61"> <text:s text:c="4"/>public static void main(String[] args) {</text:span><text:span text:style-name="T61"><text:line-break/></text:span><text:span text:style-name="T60">3</text:span><text:span text:style-name="T61"> <text:s text:c="8"/>int total = 22;</text:span><text:span text:style-name="T61"><text:line-break/></text:span><text:span text:style-name="T60">4</text:span><text:span text:style-name="T61"> <text:s text:c="8"/>int n = 0;</text:span><text:span text:style-name="T61"><text:line-break/></text:span><text:span text:style-name="T60">5</text:span><text:span text:style-name="T61"> <text:s text:c="8"/>int result = total / n;</text:span><text:span text:style-name="T61"><text:line-break/></text:span><text:span text:style-name="T60">6</text:span><text:span text:style-name="T61"> <text:s text:c="8"/>System.out.println("result is " + result);</text:span><text:span text:style-name="T61"><text:line-break/></text:span><text:span text:style-name="T60">7</text:span><text:span text:style-name="T61"> <text:s text:c="4"/>}</text:span><text:span text:style-name="T61"><text:line-break/></text:span><text:span text:style-name="T60">8</text:span><text:span text:style-name="T61"> }</text:span></text:p>
            <text:p text:style-name="P40"><text:span text:style-name="T62"/></text:p>
          </draw:text-box>
        </draw:frame>
        <draw:frame draw:style-name="gr76" draw:text-style-name="P42" draw:layer="layout" svg:width="23.193cm" svg:height="2.24cm" svg:x="3.81cm" svg:y="10.46cm">
          <draw:text-box>
            <text:p xml:id="id112" text:id="id112" text:style-name="P40"><text:span text:style-name="T39">Exception in thread "main" java.lang.ArithmeticException: / by zero</text:span><text:span text:style-name="T39"><text:line-break/></text:span><text:span text:style-name="T39"> <text:s text:c="7"/>at Example.main(Example.java:5)</text:span></text:p>
            <text:p text:style-name="P40"><text:span text:style-name="T62"/></text:p>
          </draw:text-box>
        </draw:frame>
        <draw:custom-shape draw:style-name="gr77" draw:text-style-name="P22" xml:id="id113" draw:id="id113" draw:layer="layout" svg:width="1.27cm" svg:height="1.605cm" svg:x="3.475cm" svg:y="10.36cm">
          <text:p/>
          <draw:enhanced-geometry svg:viewBox="0 0 21600 21600"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78" draw:text-style-name="P48" xml:id="id114" draw:id="id114" draw:layer="layout" svg:width="3.175cm" svg:height="0.635cm" svg:x="0.235cm" svg:y="9.525cm">
          <text:p text:style-name="P47"><text:span text:style-name="T57">stack trace</text:span></text:p>
          <draw:enhanced-geometry svg:viewBox="0 0 21600 21600" draw:text-areas="800 800 20800 20800" draw:type="round-rectangular-callout" draw:modifiers="18974.8110831234 52709.4339622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48" xml:id="id117" draw:id="id117" draw:layer="layout" svg:width="4.445cm" svg:height="0.635cm" svg:x="5.715cm" svg:y="12.7cm">
          <text:p text:style-name="P47"><text:span text:style-name="T57">method and class</text:span></text:p>
          <draw:enhanced-geometry svg:viewBox="0 0 21600 21600" draw:text-areas="800 800 20800 20800" draw:type="round-rectangular-callout" draw:modifiers="22523.0769230769 -20750.94339622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8" xml:id="id115" draw:id="id115" draw:layer="layout" svg:width="3.175cm" svg:height="0.635cm" svg:x="19.685cm" svg:y="8.89cm">
          <text:p text:style-name="P47"><text:span text:style-name="T57">type of error</text:span></text:p>
          <draw:enhanced-geometry svg:viewBox="0 0 21600 21600" draw:text-areas="800 800 20800 20800" draw:type="round-rectangular-callout" draw:modifiers="-4379.84886649874 56683.01886792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8" xml:id="id118" draw:id="id118" draw:layer="layout" svg:width="3.175cm" svg:height="0.635cm" svg:x="12.065cm" svg:y="13.335cm">
          <text:p text:style-name="P47"><text:span text:style-name="T57">file name</text:span></text:p>
          <draw:enhanced-geometry svg:viewBox="0 0 21600 21600" draw:text-areas="800 800 20800 20800" draw:type="round-rectangular-callout" draw:modifiers="15859.9496221662 -39667.9245283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8" xml:id="id119" draw:id="id119" draw:layer="layout" svg:width="3.175cm" svg:height="0.635cm" svg:x="17.145cm" svg:y="13.335cm">
          <text:p text:style-name="P47"><text:span text:style-name="T57">line number</text:span></text:p>
          <draw:enhanced-geometry svg:viewBox="0 0 21600 21600" draw:text-areas="800 800 20800 20800" draw:type="round-rectangular-callout" draw:modifiers="-1047.35516372796 -45849.0566037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8" xml:id="id116" draw:id="id116" draw:layer="layout" svg:width="3.175cm" svg:height="0.635cm" svg:x="24.465cm" svg:y="8.99cm">
          <text:p text:style-name="P47"><text:span text:style-name="T57">description</text:span></text:p>
          <draw:enhanced-geometry svg:viewBox="0 0 21600 21600" draw:text-areas="800 800 20800 20800" draw:type="round-rectangular-callout" draw:modifiers="2448.36272040302 49754.71698113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seq>
        </anim:par>
        <presentation:notes draw:style-name="dp1">
          <office:forms form:automatic-focus="false" form:apply-design-mode="false"/>
          <draw:page-thumbnail draw:style-name="gr1" draw:layer="layout" svg:width="18.624cm" svg:height="10.476cm" svg:x="1.482cm" svg:y="2.123cm" draw:page-number="44" presentation:class="page"/>
          <draw:frame presentation:style-name="pr3" draw:text-style-name="P1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presentation:user-transformed="true">
          <draw:text-box>
            <text:p text:style-name="P3"><text:span text:style-name="T1">Logic Errors</text:span></text:p>
          </draw:text-box>
        </draw:frame>
        <draw:frame presentation:style-name="pr4" draw:text-style-name="P5" draw:layer="layout" svg:width="25.199cm" svg:height="9.134cm" svg:x="1.4cm" svg:y="3.685cm" presentation:class="outline">
          <draw:text-box>
            <text:list text:style-name="L2">
              <text:list-item>
                <text:p xml:id="id120" text:id="id120"><text:span text:style-name="T63">Program compiles OK. </text:span><text:span text:style-name="T12">✓</text:span></text:p>
              </text:list-item>
              <text:list-item>
                <text:p xml:id="id121" text:id="id121"><text:span text:style-name="T63">Program runs without errors. </text:span><text:span text:style-name="T12">✓</text:span></text:p>
              </text:list-item>
              <text:list-item>
                <text:p xml:id="id122" text:id="id122"><text:span text:style-name="T64">but…</text:span><text:span text:style-name="T63"> Program doesn’t do what you want. </text:span><text:span text:style-name="T23">🚫</text:span><text:span text:style-name="T6"> <tex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seq>
        </anim:par>
        <presentation:notes draw:style-name="dp1">
          <office:forms form:automatic-focus="false" form:apply-design-mode="false"/>
          <draw:page-thumbnail draw:style-name="gr1" draw:layer="layout" svg:width="18.624cm" svg:height="10.476cm" svg:x="1.482cm" svg:y="2.123cm" draw:page-number="45" presentation:class="page"/>
          <draw:frame presentation:style-name="pr3" draw:text-style-name="P1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5" draw:text-style-name="P39" draw:layer="layout" svg:width="25.199cm" svg:height="2.629cm" svg:x="1.4cm" svg:y="0.628cm" presentation:class="title" presentation:user-transformed="true">
          <draw:text-box>
            <text:p text:style-name="P3"><text:span text:style-name="T1">Logic Errors</text:span></text:p>
          </draw:text-box>
        </draw:frame>
        <draw:frame draw:style-name="gr80" draw:text-style-name="P21" xml:id="id123" draw:id="id123" draw:layer="layout" svg:width="19.589cm" svg:height="6.731cm" svg:x="5.811cm" svg:y="2.81cm">
          <draw:text-box>
            <text:p><text:span text:style-name="T56">1</text:span><text:span text:style-name="T10"> public class Example {</text:span><text:span text:style-name="T10"><text:line-break/></text:span><text:span text:style-name="T56">2</text:span><text:span text:style-name="T10"> <text:s text:c="4"/>public static void main(String[] args) { </text:span><text:span text:style-name="T10"><text:line-break/></text:span><text:span text:style-name="T56">3</text:span><text:span text:style-name="T10"> <text:s text:c="8"/>int quantity = 3;</text:span><text:span text:style-name="T10"><text:line-break/></text:span><text:span text:style-name="T56">4</text:span><text:span text:style-name="T10"> <text:s text:c="8"/>double price = 4.95;</text:span><text:span text:style-name="T10"><text:line-break/></text:span><text:span text:style-name="T56">5</text:span><text:span text:style-name="T10"> <text:s text:c="8"/>double total = price + quantity;</text:span><text:span text:style-name="T10"><text:line-break/></text:span><text:span text:style-name="T56">6</text:span><text:span text:style-name="T10"> <text:s text:c="8"/>System.out.println("Total price: $"</text:span><text:span text:style-name="T10"><text:line-break/></text:span><text:span text:style-name="T56">7</text:span><text:span text:style-name="T10"> <text:s text:c="11"/>+ total);</text:span><text:span text:style-name="T10"><text:line-break/></text:span><text:span text:style-name="T56">8</text:span><text:span text:style-name="T10"> <text:s text:c="4"/>}</text:span><text:span text:style-name="T10"><text:line-break/></text:span><text:span text:style-name="T56">9</text:span><text:span text:style-name="T10"> }</text:span></text:p>
          </draw:text-box>
        </draw:frame>
        <draw:line draw:style-name="gr70" draw:text-style-name="P22" xml:id="id125" draw:id="id125" draw:layer="layout" svg:x1="1.905cm" svg:y1="10.16cm" svg:x2="25.4cm" svg:y2="10.16cm">
          <text:p/>
        </draw:line>
        <draw:frame draw:style-name="gr22" draw:text-style-name="P33" xml:id="id124" draw:id="id124" draw:layer="layout" svg:width="3.952cm" svg:height="0.962cm" svg:x="1.27cm" svg:y="2.81cm">
          <draw:text-box>
            <text:p><text:span text:style-name="T38">source code</text:span></text:p>
          </draw:text-box>
        </draw:frame>
        <draw:frame draw:style-name="gr20" draw:text-style-name="P24" xml:id="id126" draw:id="id126" draw:layer="layout" svg:width="2.263cm" svg:height="0.962cm" svg:x="1.27cm" svg:y="10.795cm">
          <draw:text-box>
            <text:p><text:span text:style-name="T5">output</text:span></text:p>
          </draw:text-box>
        </draw:frame>
        <draw:frame draw:style-name="gr61" draw:text-style-name="P49" xml:id="id127" draw:id="id127" draw:layer="layout" svg:width="7.36cm" svg:height="0.971cm" svg:x="6.099cm" svg:y="10.795cm">
          <draw:text-box>
            <text:p><text:span text:style-name="T10">Total price: $7.95</text:span></text:p>
          </draw:text-box>
        </draw:frame>
        <draw:custom-shape draw:style-name="gr81" draw:text-style-name="P50" xml:id="id128" draw:id="id128" draw:layer="layout" svg:width="3.81cm" svg:height="1.27cm" svg:x="20.32cm" svg:y="4.445cm">
          <text:p text:style-name="P20"><text:span text:style-name="T57">wrong operation</text:span></text:p>
          <draw:enhanced-geometry svg:viewBox="0 0 21600 21600" draw:text-areas="800 800 20800 20800" draw:mirror-horizontal="false" draw:mirror-vertical="false" draw:type="round-rectangular-callout" draw:modifiers="-11329.9396483863 24557.04169944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4" draw:text-style-name="P41" draw:layer="layout" svg:width="17.312cm" svg:height="2.384cm" svg:x="4.913cm" svg:y="12.065cm">
          <draw:text-box>
            <text:list text:style-name="L1">
              <text:list-item>
                <text:p xml:id="id129" text:id="id129">Logic errors are the most difficult ones to find.</text:p>
              </text:list-item>
              <text:list-item>
                <text:p xml:id="id130" text:id="id130">The compiler and interpreter can’t help, because they don’t know what the right thing to do i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seq>
        </anim:par>
        <presentation:notes draw:style-name="dp1">
          <office:forms form:automatic-focus="false" form:apply-design-mode="false"/>
          <draw:page-thumbnail draw:style-name="gr1" draw:layer="layout" svg:width="18.624cm" svg:height="10.476cm" svg:x="1.482cm" svg:y="2.123cm" draw:page-number="46" presentation:class="page"/>
          <draw:frame presentation:style-name="pr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2" svg:font-family="'Liberation Sans'"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13T08:50:10.088897754</meta:creation-date>
    <dc:date>2021-07-23T12:42:30.084507260</dc:date>
    <meta:editing-duration>PT17H45M13S</meta:editing-duration>
    <meta:editing-cycles>217</meta:editing-cycles>
    <meta:generator>LibreOffice/7.1.5.2$Linux_X86_64 LibreOffice_project/10$Build-2</meta:generator>
    <meta:document-statistic meta:object-count="339"/>
  </office:meta>
</office:document-meta>
</file>